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>
      <style:text-properties fo:color="#ffffff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.094038">
            <text:p>0,094038</text:p>
          </table:table-cell>
          <table:table-cell office:value-type="float" office:value="0.011002">
            <text:p>0,011002</text:p>
          </table:table-cell>
          <table:table-cell/>
          <table:table-cell table:formula="of:=([.$D$1]/[.D1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0.098027">
            <text:p>0,098027</text:p>
          </table:table-cell>
          <table:table-cell office:value-type="float" office:value="0.013799">
            <text:p>0,013799</text:p>
          </table:table-cell>
          <table:table-cell/>
          <table:table-cell table:formula="of:=([.$D$1]/[.D2])" office:value-type="float" office:value="0.797304152474817">
            <text:p>0,7973041525</text:p>
          </table:table-cell>
          <table:table-cell table:number-columns-repeated="101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0.092833">
            <text:p>0,092833</text:p>
          </table:table-cell>
          <table:table-cell office:value-type="float" office:value="0.008575">
            <text:p>0,008575</text:p>
          </table:table-cell>
          <table:table-cell/>
          <table:table-cell table:formula="of:=([.$D$1]/[.D3])" office:value-type="float" office:value="1.28303206997085">
            <text:p>1,28303207</text:p>
          </table:table-cell>
          <table:table-cell table:number-columns-repeated="101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0.09364">
            <text:p>0,09364</text:p>
          </table:table-cell>
          <table:table-cell office:value-type="float" office:value="0.009027">
            <text:p>0,009027</text:p>
          </table:table-cell>
          <table:table-cell/>
          <table:table-cell table:formula="of:=([.$D$1]/[.D4])" office:value-type="float" office:value="1.21878808020383">
            <text:p>1,2187880802</text:p>
          </table:table-cell>
          <table:table-cell table:number-columns-repeated="101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0.089737">
            <text:p>0,089737</text:p>
          </table:table-cell>
          <table:table-cell office:value-type="float" office:value="0.006836">
            <text:p>0,006836</text:p>
          </table:table-cell>
          <table:table-cell/>
          <table:table-cell table:formula="of:=([.$D$1]/[.D5])" office:value-type="float" office:value="1.60942071386776">
            <text:p>1,6094207139</text:p>
          </table:table-cell>
          <table:table-cell table:number-columns-repeated="101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0.091881">
            <text:p>0,091881</text:p>
          </table:table-cell>
          <table:table-cell office:value-type="float" office:value="0.008768">
            <text:p>0,008768</text:p>
          </table:table-cell>
          <table:table-cell/>
          <table:table-cell table:formula="of:=([.$D$1]/[.D6])" office:value-type="float" office:value="1.2547901459854">
            <text:p>1,254790146</text:p>
          </table:table-cell>
          <table:table-cell table:number-columns-repeated="101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0.092348">
            <text:p>0,092348</text:p>
          </table:table-cell>
          <table:table-cell office:value-type="float" office:value="0.008933">
            <text:p>0,008933</text:p>
          </table:table-cell>
          <table:table-cell/>
          <table:table-cell table:formula="of:=([.$D$1]/[.D7])" office:value-type="float" office:value="1.23161311989253">
            <text:p>1,2316131199</text:p>
          </table:table-cell>
          <table:table-cell/>
          <table:table-cell table:style-name="ce2" office:value-type="float" office:value="2000">
            <text:p>2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0.092637">
            <text:p>0,092637</text:p>
          </table:table-cell>
          <table:table-cell office:value-type="float" office:value="0.010093">
            <text:p>0,010093</text:p>
          </table:table-cell>
          <table:table-cell/>
          <table:table-cell table:formula="of:=([.$D$1]/[.D8])" office:value-type="float" office:value="1.09006241949866">
            <text:p>1,0900624195</text:p>
          </table:table-cell>
          <table:table-cell/>
          <table:table-cell table:style-name="ce2" office:value-type="float" office:value="4000">
            <text:p>4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0.09105">
            <text:p>0,09105</text:p>
          </table:table-cell>
          <table:table-cell office:value-type="float" office:value="0.008431">
            <text:p>0,008431</text:p>
          </table:table-cell>
          <table:table-cell/>
          <table:table-cell table:formula="of:=([.$D$1]/[.D9])" office:value-type="float" office:value="1.30494603249911">
            <text:p>1,3049460325</text:p>
          </table:table-cell>
          <table:table-cell/>
          <table:table-cell table:style-name="ce2" office:value-type="float" office:value="8000">
            <text:p>8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0.092926">
            <text:p>0,092926</text:p>
          </table:table-cell>
          <table:table-cell office:value-type="float" office:value="0.009067">
            <text:p>0,009067</text:p>
          </table:table-cell>
          <table:table-cell/>
          <table:table-cell table:formula="of:=([.$D$1]/[.D10])" office:value-type="float" office:value="1.21341127164443">
            <text:p>1,2134112716</text:p>
          </table:table-cell>
          <table:table-cell/>
          <table:table-cell table:style-name="ce2" office:value-type="float" office:value="16000">
            <text:p>16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0.096277">
            <text:p>0,096277</text:p>
          </table:table-cell>
          <table:table-cell office:value-type="float" office:value="0.010848">
            <text:p>0,010848</text:p>
          </table:table-cell>
          <table:table-cell/>
          <table:table-cell table:formula="of:=([.$D$1]/[.D11])" office:value-type="float" office:value="1.01419616519174">
            <text:p>1,0141961652</text:p>
          </table:table-cell>
          <table:table-cell/>
          <table:table-cell table:style-name="ce2" office:value-type="float" office:value="32000">
            <text:p>32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">
            <text:p>12</text:p>
          </table:table-cell>
          <table:table-cell office:value-type="float" office:value="0.096722">
            <text:p>0,096722</text:p>
          </table:table-cell>
          <table:table-cell office:value-type="float" office:value="0.010828">
            <text:p>0,010828</text:p>
          </table:table-cell>
          <table:table-cell/>
          <table:table-cell table:formula="of:=([.$D$1]/[.D12])" office:value-type="float" office:value="1.01606944957518">
            <text:p>1,0160694496</text:p>
          </table:table-cell>
          <table:table-cell/>
          <table:table-cell table:style-name="ce2" office:value-type="float" office:value="40000">
            <text:p>40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">
            <text:p>13</text:p>
          </table:table-cell>
          <table:table-cell office:value-type="float" office:value="0.098248">
            <text:p>0,098248</text:p>
          </table:table-cell>
          <table:table-cell office:value-type="float" office:value="0.012311">
            <text:p>0,012311</text:p>
          </table:table-cell>
          <table:table-cell/>
          <table:table-cell table:formula="of:=([.$D$1]/[.D13])" office:value-type="float" office:value="0.893672325562505">
            <text:p>0,8936723256</text:p>
          </table:table-cell>
          <table:table-cell/>
          <table:table-cell table:style-name="ce2" office:value-type="float" office:value="2000">
            <text:p>20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">
            <text:p>14</text:p>
          </table:table-cell>
          <table:table-cell office:value-type="float" office:value="0.095511">
            <text:p>0,095511</text:p>
          </table:table-cell>
          <table:table-cell office:value-type="float" office:value="0.010865">
            <text:p>0,010865</text:p>
          </table:table-cell>
          <table:table-cell/>
          <table:table-cell table:formula="of:=([.$D$1]/[.D14])" office:value-type="float" office:value="1.01260929590428">
            <text:p>1,0126092959</text:p>
          </table:table-cell>
          <table:table-cell/>
          <table:table-cell table:style-name="ce2" office:value-type="float" office:value="2100">
            <text:p>21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5">
            <text:p>15</text:p>
          </table:table-cell>
          <table:table-cell office:value-type="float" office:value="0.09471">
            <text:p>0,09471</text:p>
          </table:table-cell>
          <table:table-cell office:value-type="float" office:value="0.010052">
            <text:p>0,010052</text:p>
          </table:table-cell>
          <table:table-cell/>
          <table:table-cell table:formula="of:=([.$D$1]/[.D15])" office:value-type="float" office:value="1.09450855551134">
            <text:p>1,0945085555</text:p>
          </table:table-cell>
          <table:table-cell/>
          <table:table-cell table:style-name="ce2" office:value-type="float" office:value="2200">
            <text:p>22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0.09183">
            <text:p>0,09183</text:p>
          </table:table-cell>
          <table:table-cell office:value-type="float" office:value="0.008716">
            <text:p>0,008716</text:p>
          </table:table-cell>
          <table:table-cell/>
          <table:table-cell table:formula="of:=([.$D$1]/[.D16])" office:value-type="float" office:value="1.26227627351996">
            <text:p>1,2622762735</text:p>
          </table:table-cell>
          <table:table-cell/>
          <table:table-cell table:style-name="ce2" office:value-type="float" office:value="2300">
            <text:p>23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float" office:value="0.091659">
            <text:p>0,091659</text:p>
          </table:table-cell>
          <table:table-cell office:value-type="float" office:value="0.008456">
            <text:p>0,008456</text:p>
          </table:table-cell>
          <table:table-cell/>
          <table:table-cell table:formula="of:=([.$D$1]/[.D17])" office:value-type="float" office:value="1.30108798486282">
            <text:p>1,3010879849</text:p>
          </table:table-cell>
          <table:table-cell/>
          <table:table-cell table:style-name="ce2" office:value-type="float" office:value="2400">
            <text:p>2400</text:p>
          </table:table-cell>
          <table:table-cell table:number-columns-repeated="101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">
            <text:p>18</text:p>
          </table:table-cell>
          <table:table-cell office:value-type="float" office:value="0.096502">
            <text:p>0,096502</text:p>
          </table:table-cell>
          <table:table-cell office:value-type="float" office:value="0.010929">
            <text:p>0,010929</text:p>
          </table:table-cell>
          <table:table-cell/>
          <table:table-cell table:formula="of:=([.$D$1]/[.D18])" office:value-type="float" office:value="1.00667947662183">
            <text:p>1,0066794766</text:p>
          </table:table-cell>
          <table:table-cell/>
          <table:table-cell table:style-name="ce2" office:value-type="float" office:value="2500">
            <text:p>25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0.375215">
            <text:p>0,375215</text:p>
          </table:table-cell>
          <table:table-cell office:value-type="float" office:value="0.049068">
            <text:p>0,049068</text:p>
          </table:table-cell>
          <table:table-cell/>
          <table:table-cell table:formula="of:=([.$D$21]/[.D21])" office:value-type="float" office:value="1">
            <text:p>1</text:p>
          </table:table-cell>
          <table:table-cell>
            <draw:frame table:end-cell-address="Sheet1.W61" table:end-x="1.057cm" table:end-y="0.372cm" draw:z-index="0" draw:name="Chart 1" draw:style-name="gr1" draw:text-style-name="P1" svg:width="25cm" svg:height="20cm" svg:x="0.743cm" svg:y="0.124cm">
              <draw:object draw:notify-on-update-of-ranges="Sheet1.H7:Sheet1.H7 Sheet1.F1:Sheet1.F18 Sheet1.H8:Sheet1.H8 Sheet1.F21:Sheet1.F38 Sheet1.H9:Sheet1.H9 Sheet1.F41:Sheet1.F58 Sheet1.H10:Sheet1.H10 Sheet1.F61:Sheet1.F78 Sheet1.H11:Sheet1.H11 Sheet1.F81:Sheet1.F98 Sheet1.H12:Sheet1.H12 Sheet1.F101:Sheet1.F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5"/>
          <table:table-cell>
            <draw:frame table:end-cell-address="Sheet1.AM61" table:end-x="1.37cm" table:end-y="0.372cm" draw:z-index="1" draw:name="Chart 2" draw:style-name="gr1" draw:text-style-name="P1" svg:width="25cm" svg:height="20cm" svg:x="1.057cm" svg:y="0.124cm">
              <draw:object draw:notify-on-update-of-ranges="Sheet1.H13:Sheet1.H13 Sheet1.F128:Sheet1.F145 Sheet1.H14:Sheet1.H14 Sheet1.F148:Sheet1.F165 Sheet1.H15:Sheet1.H15 Sheet1.F168:Sheet1.F185 Sheet1.H16:Sheet1.H16 Sheet1.F188:Sheet1.F205 Sheet1.H17:Sheet1.H17 Sheet1.F208:Sheet1.F225 Sheet1.H18:Sheet1.H18 Sheet1.F228:Sheet1.F24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0.367107">
            <text:p>0,367107</text:p>
          </table:table-cell>
          <table:table-cell office:value-type="float" office:value="0.038949">
            <text:p>0,038949</text:p>
          </table:table-cell>
          <table:table-cell/>
          <table:table-cell table:formula="of:=([.$D$21]/[.D22])" office:value-type="float" office:value="1.25980127859509">
            <text:p>1,2598012786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0.356537">
            <text:p>0,356537</text:p>
          </table:table-cell>
          <table:table-cell office:value-type="float" office:value="0.030372">
            <text:p>0,030372</text:p>
          </table:table-cell>
          <table:table-cell/>
          <table:table-cell table:formula="of:=([.$D$21]/[.D23])" office:value-type="float" office:value="1.61556696957724">
            <text:p>1,6155669696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0.356736">
            <text:p>0,356736</text:p>
          </table:table-cell>
          <table:table-cell office:value-type="float" office:value="0.028551">
            <text:p>0,028551</text:p>
          </table:table-cell>
          <table:table-cell/>
          <table:table-cell table:formula="of:=([.$D$21]/[.D24])" office:value-type="float" office:value="1.71860880529579">
            <text:p>1,7186088053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office:value-type="float" office:value="0.34914">
            <text:p>0,34914</text:p>
          </table:table-cell>
          <table:table-cell office:value-type="float" office:value="0.021136">
            <text:p>0,021136</text:p>
          </table:table-cell>
          <table:table-cell/>
          <table:table-cell table:formula="of:=([.$D$21]/[.D25])" office:value-type="float" office:value="2.32153671461014">
            <text:p>2,3215367146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float" office:value="0.356086">
            <text:p>0,356086</text:p>
          </table:table-cell>
          <table:table-cell office:value-type="float" office:value="0.02765">
            <text:p>0,02765</text:p>
          </table:table-cell>
          <table:table-cell/>
          <table:table-cell table:formula="of:=([.$D$21]/[.D26])" office:value-type="float" office:value="1.77461121157324">
            <text:p>1,7746112116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float" office:value="0.356555">
            <text:p>0,356555</text:p>
          </table:table-cell>
          <table:table-cell office:value-type="float" office:value="0.02942">
            <text:p>0,02942</text:p>
          </table:table-cell>
          <table:table-cell/>
          <table:table-cell table:formula="of:=([.$D$21]/[.D27])" office:value-type="float" office:value="1.66784500339905">
            <text:p>1,6678450034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0.363693">
            <text:p>0,363693</text:p>
          </table:table-cell>
          <table:table-cell office:value-type="float" office:value="0.035316">
            <text:p>0,035316</text:p>
          </table:table-cell>
          <table:table-cell/>
          <table:table-cell table:formula="of:=([.$D$21]/[.D28])" office:value-type="float" office:value="1.38939857288481">
            <text:p>1,3893985729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">
            <text:p>9</text:p>
          </table:table-cell>
          <table:table-cell office:value-type="float" office:value="0.357667">
            <text:p>0,357667</text:p>
          </table:table-cell>
          <table:table-cell office:value-type="float" office:value="0.029611">
            <text:p>0,029611</text:p>
          </table:table-cell>
          <table:table-cell/>
          <table:table-cell table:formula="of:=([.$D$21]/[.D29])" office:value-type="float" office:value="1.65708689338422">
            <text:p>1,6570868934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0.355857">
            <text:p>0,355857</text:p>
          </table:table-cell>
          <table:table-cell office:value-type="float" office:value="0.027028">
            <text:p>0,027028</text:p>
          </table:table-cell>
          <table:table-cell/>
          <table:table-cell table:formula="of:=([.$D$21]/[.D30])" office:value-type="float" office:value="1.81545064377682">
            <text:p>1,8154506438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1">
            <text:p>11</text:p>
          </table:table-cell>
          <table:table-cell office:value-type="float" office:value="0.369118">
            <text:p>0,369118</text:p>
          </table:table-cell>
          <table:table-cell office:value-type="float" office:value="0.030344">
            <text:p>0,030344</text:p>
          </table:table-cell>
          <table:table-cell/>
          <table:table-cell table:formula="of:=([.$D$21]/[.D31])" office:value-type="float" office:value="1.61705773793831">
            <text:p>1,6170577379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float" office:value="0.360544">
            <text:p>0,360544</text:p>
          </table:table-cell>
          <table:table-cell office:value-type="float" office:value="0.032652">
            <text:p>0,032652</text:p>
          </table:table-cell>
          <table:table-cell/>
          <table:table-cell table:formula="of:=([.$D$21]/[.D32])" office:value-type="float" office:value="1.50275633958104">
            <text:p>1,5027563396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3">
            <text:p>13</text:p>
          </table:table-cell>
          <table:table-cell office:value-type="float" office:value="0.358051">
            <text:p>0,358051</text:p>
          </table:table-cell>
          <table:table-cell office:value-type="float" office:value="0.029828">
            <text:p>0,029828</text:p>
          </table:table-cell>
          <table:table-cell/>
          <table:table-cell table:formula="of:=([.$D$21]/[.D33])" office:value-type="float" office:value="1.64503151401368">
            <text:p>1,645031514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">
            <text:p>14</text:p>
          </table:table-cell>
          <table:table-cell office:value-type="float" office:value="0.366542">
            <text:p>0,366542</text:p>
          </table:table-cell>
          <table:table-cell office:value-type="float" office:value="0.03394">
            <text:p>0,03394</text:p>
          </table:table-cell>
          <table:table-cell/>
          <table:table-cell table:formula="of:=([.$D$21]/[.D34])" office:value-type="float" office:value="1.44572775486152">
            <text:p>1,4457277549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5">
            <text:p>15</text:p>
          </table:table-cell>
          <table:table-cell office:value-type="float" office:value="0.360853">
            <text:p>0,360853</text:p>
          </table:table-cell>
          <table:table-cell office:value-type="float" office:value="0.032606">
            <text:p>0,032606</text:p>
          </table:table-cell>
          <table:table-cell/>
          <table:table-cell table:formula="of:=([.$D$21]/[.D35])" office:value-type="float" office:value="1.50487640311599">
            <text:p>1,5048764031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0.359956">
            <text:p>0,359956</text:p>
          </table:table-cell>
          <table:table-cell office:value-type="float" office:value="0.031753">
            <text:p>0,031753</text:p>
          </table:table-cell>
          <table:table-cell/>
          <table:table-cell table:formula="of:=([.$D$21]/[.D36])" office:value-type="float" office:value="1.54530280603408">
            <text:p>1,545302806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office:value-type="float" office:value="0.359636">
            <text:p>0,359636</text:p>
          </table:table-cell>
          <table:table-cell office:value-type="float" office:value="0.031934">
            <text:p>0,031934</text:p>
          </table:table-cell>
          <table:table-cell/>
          <table:table-cell table:formula="of:=([.$D$21]/[.D37])" office:value-type="float" office:value="1.53654412225215">
            <text:p>1,5365441223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office:value-type="float" office:value="0.361506">
            <text:p>0,361506</text:p>
          </table:table-cell>
          <table:table-cell office:value-type="float" office:value="0.032304">
            <text:p>0,032304</text:p>
          </table:table-cell>
          <table:table-cell/>
          <table:table-cell table:formula="of:=([.$D$21]/[.D38])" office:value-type="float" office:value="1.51894502228826">
            <text:p>1,518945022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float" office:value="1.495801">
            <text:p>1,495801</text:p>
          </table:table-cell>
          <table:table-cell office:value-type="float" office:value="0.199513">
            <text:p>0,199513</text:p>
          </table:table-cell>
          <table:table-cell/>
          <table:table-cell table:formula="of:=([.$D$41]/[.D41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float" office:value="1.443121">
            <text:p>1,443121</text:p>
          </table:table-cell>
          <table:table-cell office:value-type="float" office:value="0.149956">
            <text:p>0,149956</text:p>
          </table:table-cell>
          <table:table-cell/>
          <table:table-cell table:formula="of:=([.$D$41]/[.D42])" office:value-type="float" office:value="1.33047693990237">
            <text:p>1,3304769399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1.427726">
            <text:p>1,427726</text:p>
          </table:table-cell>
          <table:table-cell office:value-type="float" office:value="0.123039">
            <text:p>0,123039</text:p>
          </table:table-cell>
          <table:table-cell/>
          <table:table-cell table:formula="of:=([.$D$41]/[.D43])" office:value-type="float" office:value="1.62154276286381">
            <text:p>1,6215427629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">
            <text:p>4</text:p>
          </table:table-cell>
          <table:table-cell office:value-type="float" office:value="1.393077">
            <text:p>1,393077</text:p>
          </table:table-cell>
          <table:table-cell office:value-type="float" office:value="0.094311">
            <text:p>0,094311</text:p>
          </table:table-cell>
          <table:table-cell/>
          <table:table-cell table:formula="of:=([.$D$41]/[.D44])" office:value-type="float" office:value="2.11547963652172">
            <text:p>2,1154796365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">
            <text:p>5</text:p>
          </table:table-cell>
          <table:table-cell office:value-type="float" office:value="1.383242">
            <text:p>1,383242</text:p>
          </table:table-cell>
          <table:table-cell office:value-type="float" office:value="0.083829">
            <text:p>0,083829</text:p>
          </table:table-cell>
          <table:table-cell/>
          <table:table-cell table:formula="of:=([.$D$41]/[.D45])" office:value-type="float" office:value="2.37999976141908">
            <text:p>2,3799997614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">
            <text:p>6</text:p>
          </table:table-cell>
          <table:table-cell office:value-type="float" office:value="1.461995">
            <text:p>1,461995</text:p>
          </table:table-cell>
          <table:table-cell office:value-type="float" office:value="0.120643">
            <text:p>0,120643</text:p>
          </table:table-cell>
          <table:table-cell/>
          <table:table-cell table:formula="of:=([.$D$41]/[.D46])" office:value-type="float" office:value="1.65374700562818">
            <text:p>1,6537470056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">
            <text:p>7</text:p>
          </table:table-cell>
          <table:table-cell office:value-type="float" office:value="1.431922">
            <text:p>1,431922</text:p>
          </table:table-cell>
          <table:table-cell office:value-type="float" office:value="0.13378">
            <text:p>0,13378</text:p>
          </table:table-cell>
          <table:table-cell/>
          <table:table-cell table:formula="of:=([.$D$41]/[.D47])" office:value-type="float" office:value="1.4913514725669">
            <text:p>1,4913514726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">
            <text:p>8</text:p>
          </table:table-cell>
          <table:table-cell office:value-type="float" office:value="1.446412">
            <text:p>1,446412</text:p>
          </table:table-cell>
          <table:table-cell office:value-type="float" office:value="0.147695">
            <text:p>0,147695</text:p>
          </table:table-cell>
          <table:table-cell/>
          <table:table-cell table:formula="of:=([.$D$41]/[.D48])" office:value-type="float" office:value="1.35084464606114">
            <text:p>1,3508446461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">
            <text:p>9</text:p>
          </table:table-cell>
          <table:table-cell office:value-type="float" office:value="1.432444">
            <text:p>1,432444</text:p>
          </table:table-cell>
          <table:table-cell office:value-type="float" office:value="0.131958">
            <text:p>0,131958</text:p>
          </table:table-cell>
          <table:table-cell/>
          <table:table-cell table:formula="of:=([.$D$41]/[.D49])" office:value-type="float" office:value="1.51194319404659">
            <text:p>1,511943194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1.430727">
            <text:p>1,430727</text:p>
          </table:table-cell>
          <table:table-cell office:value-type="float" office:value="0.131764">
            <text:p>0,131764</text:p>
          </table:table-cell>
          <table:table-cell/>
          <table:table-cell table:formula="of:=([.$D$41]/[.D50])" office:value-type="float" office:value="1.51416927233539">
            <text:p>1,5141692723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">
            <text:p>11</text:p>
          </table:table-cell>
          <table:table-cell office:value-type="float" office:value="1.438722">
            <text:p>1,438722</text:p>
          </table:table-cell>
          <table:table-cell office:value-type="float" office:value="0.141272">
            <text:p>0,141272</text:p>
          </table:table-cell>
          <table:table-cell/>
          <table:table-cell table:formula="of:=([.$D$41]/[.D51])" office:value-type="float" office:value="1.41226145308341">
            <text:p>1,4122614531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">
            <text:p>12</text:p>
          </table:table-cell>
          <table:table-cell office:value-type="float" office:value="1.443381">
            <text:p>1,443381</text:p>
          </table:table-cell>
          <table:table-cell office:value-type="float" office:value="0.145208">
            <text:p>0,145208</text:p>
          </table:table-cell>
          <table:table-cell/>
          <table:table-cell table:formula="of:=([.$D$41]/[.D52])" office:value-type="float" office:value="1.37398077240923">
            <text:p>1,3739807724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">
            <text:p>13</text:p>
          </table:table-cell>
          <table:table-cell office:value-type="float" office:value="1.434134">
            <text:p>1,434134</text:p>
          </table:table-cell>
          <table:table-cell office:value-type="float" office:value="0.135288">
            <text:p>0,135288</text:p>
          </table:table-cell>
          <table:table-cell/>
          <table:table-cell table:formula="of:=([.$D$41]/[.D53])" office:value-type="float" office:value="1.47472798770031">
            <text:p>1,4747279877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">
            <text:p>14</text:p>
          </table:table-cell>
          <table:table-cell office:value-type="float" office:value="1.409341">
            <text:p>1,409341</text:p>
          </table:table-cell>
          <table:table-cell office:value-type="float" office:value="0.110648">
            <text:p>0,110648</text:p>
          </table:table-cell>
          <table:table-cell/>
          <table:table-cell table:formula="of:=([.$D$41]/[.D54])" office:value-type="float" office:value="1.80313245607693">
            <text:p>1,8031324561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">
            <text:p>15</text:p>
          </table:table-cell>
          <table:table-cell office:value-type="float" office:value="1.417716">
            <text:p>1,417716</text:p>
          </table:table-cell>
          <table:table-cell office:value-type="float" office:value="0.116129">
            <text:p>0,116129</text:p>
          </table:table-cell>
          <table:table-cell/>
          <table:table-cell table:formula="of:=([.$D$41]/[.D55])" office:value-type="float" office:value="1.71802908834141">
            <text:p>1,7180290883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">
            <text:p>16</text:p>
          </table:table-cell>
          <table:table-cell office:value-type="float" office:value="1.418645">
            <text:p>1,418645</text:p>
          </table:table-cell>
          <table:table-cell office:value-type="float" office:value="0.119976">
            <text:p>0,119976</text:p>
          </table:table-cell>
          <table:table-cell/>
          <table:table-cell table:formula="of:=([.$D$41]/[.D56])" office:value-type="float" office:value="1.66294092151764">
            <text:p>1,6629409215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">
            <text:p>17</text:p>
          </table:table-cell>
          <table:table-cell office:value-type="float" office:value="1.408808">
            <text:p>1,408808</text:p>
          </table:table-cell>
          <table:table-cell office:value-type="float" office:value="0.11101">
            <text:p>0,11101</text:p>
          </table:table-cell>
          <table:table-cell/>
          <table:table-cell table:formula="of:=([.$D$41]/[.D57])" office:value-type="float" office:value="1.79725249977479">
            <text:p>1,7972524998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">
            <text:p>18</text:p>
          </table:table-cell>
          <table:table-cell office:value-type="float" office:value="1.414065">
            <text:p>1,414065</text:p>
          </table:table-cell>
          <table:table-cell office:value-type="float" office:value="0.115434">
            <text:p>0,115434</text:p>
          </table:table-cell>
          <table:table-cell/>
          <table:table-cell table:formula="of:=([.$D$41]/[.D58])" office:value-type="float" office:value="1.7283729230556">
            <text:p>1,728372923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">
            <text:p>1</text:p>
          </table:table-cell>
          <table:table-cell office:value-type="float" office:value="5.959364">
            <text:p>5,959364</text:p>
          </table:table-cell>
          <table:table-cell office:value-type="float" office:value="0.777783">
            <text:p>0,777783</text:p>
          </table:table-cell>
          <table:table-cell/>
          <table:table-cell table:formula="of:=([.$D$61]/[.D61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2">
            <text:p>2</text:p>
          </table:table-cell>
          <table:table-cell office:value-type="float" office:value="5.766365">
            <text:p>5,766365</text:p>
          </table:table-cell>
          <table:table-cell office:value-type="float" office:value="0.591161">
            <text:p>0,591161</text:p>
          </table:table-cell>
          <table:table-cell/>
          <table:table-cell table:formula="of:=([.$D$61]/[.D62])" office:value-type="float" office:value="1.31568726624388">
            <text:p>1,3156872662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3">
            <text:p>3</text:p>
          </table:table-cell>
          <table:table-cell office:value-type="float" office:value="5.644401">
            <text:p>5,644401</text:p>
          </table:table-cell>
          <table:table-cell office:value-type="float" office:value="0.450805">
            <text:p>0,450805</text:p>
          </table:table-cell>
          <table:table-cell/>
          <table:table-cell table:formula="of:=([.$D$61]/[.D63])" office:value-type="float" office:value="1.72532026042302">
            <text:p>1,7253202604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4">
            <text:p>4</text:p>
          </table:table-cell>
          <table:table-cell office:value-type="float" office:value="5.552169">
            <text:p>5,552169</text:p>
          </table:table-cell>
          <table:table-cell office:value-type="float" office:value="0.370677">
            <text:p>0,370677</text:p>
          </table:table-cell>
          <table:table-cell/>
          <table:table-cell table:formula="of:=([.$D$61]/[.D64])" office:value-type="float" office:value="2.09827693652425">
            <text:p>2,0982769365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5">
            <text:p>5</text:p>
          </table:table-cell>
          <table:table-cell office:value-type="float" office:value="5.499419">
            <text:p>5,499419</text:p>
          </table:table-cell>
          <table:table-cell office:value-type="float" office:value="0.319118">
            <text:p>0,319118</text:p>
          </table:table-cell>
          <table:table-cell/>
          <table:table-cell table:formula="of:=([.$D$61]/[.D65])" office:value-type="float" office:value="2.43728965461052">
            <text:p>2,4372896546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6">
            <text:p>6</text:p>
          </table:table-cell>
          <table:table-cell office:value-type="float" office:value="5.636545">
            <text:p>5,636545</text:p>
          </table:table-cell>
          <table:table-cell office:value-type="float" office:value="0.456041">
            <text:p>0,456041</text:p>
          </table:table-cell>
          <table:table-cell/>
          <table:table-cell table:formula="of:=([.$D$61]/[.D66])" office:value-type="float" office:value="1.70551112728899">
            <text:p>1,7055111273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7">
            <text:p>7</text:p>
          </table:table-cell>
          <table:table-cell office:value-type="float" office:value="5.711082">
            <text:p>5,711082</text:p>
          </table:table-cell>
          <table:table-cell office:value-type="float" office:value="0.522909">
            <text:p>0,522909</text:p>
          </table:table-cell>
          <table:table-cell/>
          <table:table-cell table:formula="of:=([.$D$61]/[.D67])" office:value-type="float" office:value="1.48741559238797">
            <text:p>1,4874155924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8">
            <text:p>8</text:p>
          </table:table-cell>
          <table:table-cell office:value-type="float" office:value="5.745474">
            <text:p>5,745474</text:p>
          </table:table-cell>
          <table:table-cell office:value-type="float" office:value="0.568343">
            <text:p>0,568343</text:p>
          </table:table-cell>
          <table:table-cell/>
          <table:table-cell table:formula="of:=([.$D$61]/[.D68])" office:value-type="float" office:value="1.3685098611226">
            <text:p>1,3685098611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9">
            <text:p>9</text:p>
          </table:table-cell>
          <table:table-cell office:value-type="float" office:value="5.719851">
            <text:p>5,719851</text:p>
          </table:table-cell>
          <table:table-cell office:value-type="float" office:value="0.538641">
            <text:p>0,538641</text:p>
          </table:table-cell>
          <table:table-cell/>
          <table:table-cell table:formula="of:=([.$D$61]/[.D69])" office:value-type="float" office:value="1.44397288732198">
            <text:p>1,4439728873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0">
            <text:p>10</text:p>
          </table:table-cell>
          <table:table-cell office:value-type="float" office:value="5.681239">
            <text:p>5,681239</text:p>
          </table:table-cell>
          <table:table-cell office:value-type="float" office:value="0.503285">
            <text:p>0,503285</text:p>
          </table:table-cell>
          <table:table-cell/>
          <table:table-cell table:formula="of:=([.$D$61]/[.D70])" office:value-type="float" office:value="1.54541263896202">
            <text:p>1,545412639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1">
            <text:p>11</text:p>
          </table:table-cell>
          <table:table-cell office:value-type="float" office:value="5.720173">
            <text:p>5,720173</text:p>
          </table:table-cell>
          <table:table-cell office:value-type="float" office:value="0.536238">
            <text:p>0,536238</text:p>
          </table:table-cell>
          <table:table-cell/>
          <table:table-cell table:formula="of:=([.$D$61]/[.D71])" office:value-type="float" office:value="1.45044364629139">
            <text:p>1,4504436463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2">
            <text:p>12</text:p>
          </table:table-cell>
          <table:table-cell office:value-type="float" office:value="5.746104">
            <text:p>5,746104</text:p>
          </table:table-cell>
          <table:table-cell office:value-type="float" office:value="0.564499">
            <text:p>0,564499</text:p>
          </table:table-cell>
          <table:table-cell/>
          <table:table-cell table:formula="of:=([.$D$61]/[.D72])" office:value-type="float" office:value="1.37782883583496">
            <text:p>1,3778288358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3">
            <text:p>13</text:p>
          </table:table-cell>
          <table:table-cell office:value-type="float" office:value="5.701012">
            <text:p>5,701012</text:p>
          </table:table-cell>
          <table:table-cell office:value-type="float" office:value="0.525813">
            <text:p>0,525813</text:p>
          </table:table-cell>
          <table:table-cell/>
          <table:table-cell table:formula="of:=([.$D$61]/[.D73])" office:value-type="float" office:value="1.47920078050562">
            <text:p>1,4792007805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4">
            <text:p>14</text:p>
          </table:table-cell>
          <table:table-cell office:value-type="float" office:value="5.695779">
            <text:p>5,695779</text:p>
          </table:table-cell>
          <table:table-cell office:value-type="float" office:value="0.517108">
            <text:p>0,517108</text:p>
          </table:table-cell>
          <table:table-cell/>
          <table:table-cell table:formula="of:=([.$D$61]/[.D74])" office:value-type="float" office:value="1.50410165768079">
            <text:p>1,5041016577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5">
            <text:p>15</text:p>
          </table:table-cell>
          <table:table-cell office:value-type="float" office:value="5.730835">
            <text:p>5,730835</text:p>
          </table:table-cell>
          <table:table-cell office:value-type="float" office:value="0.557247">
            <text:p>0,557247</text:p>
          </table:table-cell>
          <table:table-cell/>
          <table:table-cell table:formula="of:=([.$D$61]/[.D75])" office:value-type="float" office:value="1.39575986950132">
            <text:p>1,3957598695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">
            <text:p>16</text:p>
          </table:table-cell>
          <table:table-cell office:value-type="float" office:value="5.752358">
            <text:p>5,752358</text:p>
          </table:table-cell>
          <table:table-cell office:value-type="float" office:value="0.574082">
            <text:p>0,574082</text:p>
          </table:table-cell>
          <table:table-cell/>
          <table:table-cell table:formula="of:=([.$D$61]/[.D76])" office:value-type="float" office:value="1.35482910106919">
            <text:p>1,3548291011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7">
            <text:p>17</text:p>
          </table:table-cell>
          <table:table-cell office:value-type="float" office:value="5.721367">
            <text:p>5,721367</text:p>
          </table:table-cell>
          <table:table-cell office:value-type="float" office:value="0.538341">
            <text:p>0,538341</text:p>
          </table:table-cell>
          <table:table-cell/>
          <table:table-cell table:formula="of:=([.$D$61]/[.D77])" office:value-type="float" office:value="1.44477756663527">
            <text:p>1,4447775666</text:p>
          </table:table-cell>
          <table:table-cell table:number-columns-repeated="1018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8">
            <text:p>18</text:p>
          </table:table-cell>
          <table:table-cell office:value-type="float" office:value="5.743253">
            <text:p>5,743253</text:p>
          </table:table-cell>
          <table:table-cell office:value-type="float" office:value="0.56049">
            <text:p>0,56049</text:p>
          </table:table-cell>
          <table:table-cell/>
          <table:table-cell table:formula="of:=([.$D$61]/[.D78])" office:value-type="float" office:value="1.38768399079377">
            <text:p>1,38768399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">
            <text:p>1</text:p>
          </table:table-cell>
          <table:table-cell office:value-type="float" office:value="23.884482">
            <text:p>23,884482</text:p>
          </table:table-cell>
          <table:table-cell office:value-type="float" office:value="3.160547">
            <text:p>3,160547</text:p>
          </table:table-cell>
          <table:table-cell/>
          <table:table-cell table:formula="of:=([.$D$81]/[.D81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2">
            <text:p>2</text:p>
          </table:table-cell>
          <table:table-cell office:value-type="float" office:value="23.081297">
            <text:p>23,081297</text:p>
          </table:table-cell>
          <table:table-cell office:value-type="float" office:value="2.364271">
            <text:p>2,364271</text:p>
          </table:table-cell>
          <table:table-cell/>
          <table:table-cell table:formula="of:=([.$D$81]/[.D82])" office:value-type="float" office:value="1.33679557038935">
            <text:p>1,3367955704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3">
            <text:p>3</text:p>
          </table:table-cell>
          <table:table-cell office:value-type="float" office:value="22.491665">
            <text:p>22,491665</text:p>
          </table:table-cell>
          <table:table-cell office:value-type="float" office:value="1.763514">
            <text:p>1,763514</text:p>
          </table:table-cell>
          <table:table-cell/>
          <table:table-cell table:formula="of:=([.$D$81]/[.D83])" office:value-type="float" office:value="1.79218707648479">
            <text:p>1,7921870765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4">
            <text:p>4</text:p>
          </table:table-cell>
          <table:table-cell office:value-type="float" office:value="22.149081">
            <text:p>22,149081</text:p>
          </table:table-cell>
          <table:table-cell office:value-type="float" office:value="1.433569">
            <text:p>1,433569</text:p>
          </table:table-cell>
          <table:table-cell/>
          <table:table-cell table:formula="of:=([.$D$81]/[.D84])" office:value-type="float" office:value="2.20467030188292">
            <text:p>2,2046703019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5">
            <text:p>5</text:p>
          </table:table-cell>
          <table:table-cell office:value-type="float" office:value="21.932672">
            <text:p>21,932672</text:p>
          </table:table-cell>
          <table:table-cell office:value-type="float" office:value="1.231709">
            <text:p>1,231709</text:p>
          </table:table-cell>
          <table:table-cell/>
          <table:table-cell table:formula="of:=([.$D$81]/[.D85])" office:value-type="float" office:value="2.56598514746584">
            <text:p>2,5659851475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6">
            <text:p>6</text:p>
          </table:table-cell>
          <table:table-cell office:value-type="float" office:value="22.552271">
            <text:p>22,552271</text:p>
          </table:table-cell>
          <table:table-cell office:value-type="float" office:value="1.840494">
            <text:p>1,840494</text:p>
          </table:table-cell>
          <table:table-cell/>
          <table:table-cell table:formula="of:=([.$D$81]/[.D86])" office:value-type="float" office:value="1.71722754869073">
            <text:p>1,7172275487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7">
            <text:p>7</text:p>
          </table:table-cell>
          <table:table-cell office:value-type="float" office:value="22.792977">
            <text:p>22,792977</text:p>
          </table:table-cell>
          <table:table-cell office:value-type="float" office:value="2.084046">
            <text:p>2,084046</text:p>
          </table:table-cell>
          <table:table-cell/>
          <table:table-cell table:formula="of:=([.$D$81]/[.D87])" office:value-type="float" office:value="1.5165437807035">
            <text:p>1,5165437807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8">
            <text:p>8</text:p>
          </table:table-cell>
          <table:table-cell office:value-type="float" office:value="22.999167">
            <text:p>22,999167</text:p>
          </table:table-cell>
          <table:table-cell office:value-type="float" office:value="2.282457">
            <text:p>2,282457</text:p>
          </table:table-cell>
          <table:table-cell/>
          <table:table-cell table:formula="of:=([.$D$81]/[.D88])" office:value-type="float" office:value="1.38471261452023">
            <text:p>1,3847126145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9">
            <text:p>9</text:p>
          </table:table-cell>
          <table:table-cell office:value-type="float" office:value="22.739914">
            <text:p>22,739914</text:p>
          </table:table-cell>
          <table:table-cell office:value-type="float" office:value="2.045034">
            <text:p>2,045034</text:p>
          </table:table-cell>
          <table:table-cell/>
          <table:table-cell table:formula="of:=([.$D$81]/[.D89])" office:value-type="float" office:value="1.54547406057797">
            <text:p>1,5454740606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0">
            <text:p>10</text:p>
          </table:table-cell>
          <table:table-cell office:value-type="float" office:value="22.680404">
            <text:p>22,680404</text:p>
          </table:table-cell>
          <table:table-cell office:value-type="float" office:value="1.985216">
            <text:p>1,985216</text:p>
          </table:table-cell>
          <table:table-cell/>
          <table:table-cell table:formula="of:=([.$D$81]/[.D90])" office:value-type="float" office:value="1.59204187352913">
            <text:p>1,5920418735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1">
            <text:p>11</text:p>
          </table:table-cell>
          <table:table-cell office:value-type="float" office:value="22.872516">
            <text:p>22,872516</text:p>
          </table:table-cell>
          <table:table-cell office:value-type="float" office:value="2.141113">
            <text:p>2,141113</text:p>
          </table:table-cell>
          <table:table-cell/>
          <table:table-cell table:formula="of:=([.$D$81]/[.D91])" office:value-type="float" office:value="1.4761233993722">
            <text:p>1,4761233994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2">
            <text:p>12</text:p>
          </table:table-cell>
          <table:table-cell office:value-type="float" office:value="22.941779">
            <text:p>22,941779</text:p>
          </table:table-cell>
          <table:table-cell office:value-type="float" office:value="2.241071">
            <text:p>2,241071</text:p>
          </table:table-cell>
          <table:table-cell/>
          <table:table-cell table:formula="of:=([.$D$81]/[.D92])" office:value-type="float" office:value="1.41028419001451">
            <text:p>1,41028419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3">
            <text:p>13</text:p>
          </table:table-cell>
          <table:table-cell office:value-type="float" office:value="22.760171">
            <text:p>22,760171</text:p>
          </table:table-cell>
          <table:table-cell office:value-type="float" office:value="2.054419">
            <text:p>2,054419</text:p>
          </table:table-cell>
          <table:table-cell/>
          <table:table-cell table:formula="of:=([.$D$81]/[.D93])" office:value-type="float" office:value="1.5384140236242">
            <text:p>1,5384140236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4">
            <text:p>14</text:p>
          </table:table-cell>
          <table:table-cell office:value-type="float" office:value="22.866998">
            <text:p>22,866998</text:p>
          </table:table-cell>
          <table:table-cell office:value-type="float" office:value="2.133757">
            <text:p>2,133757</text:p>
          </table:table-cell>
          <table:table-cell/>
          <table:table-cell table:formula="of:=([.$D$81]/[.D94])" office:value-type="float" office:value="1.48121224675537">
            <text:p>1,4812122468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5">
            <text:p>15</text:p>
          </table:table-cell>
          <table:table-cell office:value-type="float" office:value="22.9023">
            <text:p>22,9023</text:p>
          </table:table-cell>
          <table:table-cell office:value-type="float" office:value="2.180652">
            <text:p>2,180652</text:p>
          </table:table-cell>
          <table:table-cell/>
          <table:table-cell table:formula="of:=([.$D$81]/[.D95])" office:value-type="float" office:value="1.44935872390459">
            <text:p>1,4493587239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6">
            <text:p>16</text:p>
          </table:table-cell>
          <table:table-cell office:value-type="float" office:value="22.953007">
            <text:p>22,953007</text:p>
          </table:table-cell>
          <table:table-cell office:value-type="float" office:value="2.260497">
            <text:p>2,260497</text:p>
          </table:table-cell>
          <table:table-cell/>
          <table:table-cell table:formula="of:=([.$D$81]/[.D96])" office:value-type="float" office:value="1.39816465140188">
            <text:p>1,3981646514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7">
            <text:p>17</text:p>
          </table:table-cell>
          <table:table-cell office:value-type="float" office:value="22.824148">
            <text:p>22,824148</text:p>
          </table:table-cell>
          <table:table-cell office:value-type="float" office:value="2.120804">
            <text:p>2,120804</text:p>
          </table:table-cell>
          <table:table-cell/>
          <table:table-cell table:formula="of:=([.$D$81]/[.D97])" office:value-type="float" office:value="1.49025888295194">
            <text:p>1,490258883</text:p>
          </table:table-cell>
          <table:table-cell table:number-columns-repeated="1018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8">
            <text:p>18</text:p>
          </table:table-cell>
          <table:table-cell office:value-type="float" office:value="22.955716">
            <text:p>22,955716</text:p>
          </table:table-cell>
          <table:table-cell office:value-type="float" office:value="2.245981">
            <text:p>2,245981</text:p>
          </table:table-cell>
          <table:table-cell/>
          <table:table-cell table:formula="of:=([.$D$81]/[.D98])" office:value-type="float" office:value="1.40720112948418">
            <text:p>1,407201129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">
            <text:p>1</text:p>
          </table:table-cell>
          <table:table-cell office:value-type="float" office:value="37.238265">
            <text:p>37,238265</text:p>
          </table:table-cell>
          <table:table-cell office:value-type="float" office:value="4.833836">
            <text:p>4,833836</text:p>
          </table:table-cell>
          <table:table-cell/>
          <table:table-cell table:formula="of:=([.$D$101]/[.D101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2">
            <text:p>2</text:p>
          </table:table-cell>
          <table:table-cell office:value-type="float" office:value="36.180077">
            <text:p>36,180077</text:p>
          </table:table-cell>
          <table:table-cell office:value-type="float" office:value="3.802396">
            <text:p>3,802396</text:p>
          </table:table-cell>
          <table:table-cell/>
          <table:table-cell table:formula="of:=([.$D$101]/[.D102])" office:value-type="float" office:value="1.27126054203718">
            <text:p>1,271260542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3">
            <text:p>3</text:p>
          </table:table-cell>
          <table:table-cell office:value-type="float" office:value="35.156027">
            <text:p>35,156027</text:p>
          </table:table-cell>
          <table:table-cell office:value-type="float" office:value="2.766099">
            <text:p>2,766099</text:p>
          </table:table-cell>
          <table:table-cell/>
          <table:table-cell table:formula="of:=([.$D$101]/[.D103])" office:value-type="float" office:value="1.74752819765308">
            <text:p>1,7475281977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34.594502">
            <text:p>34,594502</text:p>
          </table:table-cell>
          <table:table-cell office:value-type="float" office:value="2.228353">
            <text:p>2,228353</text:p>
          </table:table-cell>
          <table:table-cell/>
          <table:table-cell table:formula="of:=([.$D$101]/[.D104])" office:value-type="float" office:value="2.16924158784537">
            <text:p>2,1692415878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5">
            <text:p>5</text:p>
          </table:table-cell>
          <table:table-cell office:value-type="float" office:value="34.346068">
            <text:p>34,346068</text:p>
          </table:table-cell>
          <table:table-cell office:value-type="float" office:value="1.96433">
            <text:p>1,96433</text:p>
          </table:table-cell>
          <table:table-cell/>
          <table:table-cell table:formula="of:=([.$D$101]/[.D105])" office:value-type="float" office:value="2.46080648363564">
            <text:p>2,4608064836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6">
            <text:p>6</text:p>
          </table:table-cell>
          <table:table-cell office:value-type="float" office:value="35.287712">
            <text:p>35,287712</text:p>
          </table:table-cell>
          <table:table-cell office:value-type="float" office:value="2.853474">
            <text:p>2,853474</text:p>
          </table:table-cell>
          <table:table-cell/>
          <table:table-cell table:formula="of:=([.$D$101]/[.D106])" office:value-type="float" office:value="1.69401788837046">
            <text:p>1,6940178884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7">
            <text:p>7</text:p>
          </table:table-cell>
          <table:table-cell office:value-type="float" office:value="35.636862">
            <text:p>35,636862</text:p>
          </table:table-cell>
          <table:table-cell office:value-type="float" office:value="3.262226">
            <text:p>3,262226</text:p>
          </table:table-cell>
          <table:table-cell/>
          <table:table-cell table:formula="of:=([.$D$101]/[.D107])" office:value-type="float" office:value="1.48176000068665">
            <text:p>1,4817600007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8">
            <text:p>8</text:p>
          </table:table-cell>
          <table:table-cell office:value-type="float" office:value="35.967685">
            <text:p>35,967685</text:p>
          </table:table-cell>
          <table:table-cell office:value-type="float" office:value="3.583195">
            <text:p>3,583195</text:p>
          </table:table-cell>
          <table:table-cell/>
          <table:table-cell table:formula="of:=([.$D$101]/[.D108])" office:value-type="float" office:value="1.34902956718794">
            <text:p>1,3490295672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9">
            <text:p>9</text:p>
          </table:table-cell>
          <table:table-cell office:value-type="float" office:value="36.128063">
            <text:p>36,128063</text:p>
          </table:table-cell>
          <table:table-cell office:value-type="float" office:value="3.315784">
            <text:p>3,315784</text:p>
          </table:table-cell>
          <table:table-cell/>
          <table:table-cell table:formula="of:=([.$D$101]/[.D109])" office:value-type="float" office:value="1.4578259621254">
            <text:p>1,4578259621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0">
            <text:p>10</text:p>
          </table:table-cell>
          <table:table-cell office:value-type="float" office:value="35.471085">
            <text:p>35,471085</text:p>
          </table:table-cell>
          <table:table-cell office:value-type="float" office:value="3.103846">
            <text:p>3,103846</text:p>
          </table:table-cell>
          <table:table-cell/>
          <table:table-cell table:formula="of:=([.$D$101]/[.D110])" office:value-type="float" office:value="1.55736979218685">
            <text:p>1,5573697922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1">
            <text:p>11</text:p>
          </table:table-cell>
          <table:table-cell office:value-type="float" office:value="35.6946">
            <text:p>35,6946</text:p>
          </table:table-cell>
          <table:table-cell office:value-type="float" office:value="3.331124">
            <text:p>3,331124</text:p>
          </table:table-cell>
          <table:table-cell/>
          <table:table-cell table:formula="of:=([.$D$101]/[.D111])" office:value-type="float" office:value="1.45111259742958">
            <text:p>1,4511125974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2">
            <text:p>12</text:p>
          </table:table-cell>
          <table:table-cell office:value-type="float" office:value="35.92297">
            <text:p>35,92297</text:p>
          </table:table-cell>
          <table:table-cell office:value-type="float" office:value="3.531838">
            <text:p>3,531838</text:p>
          </table:table-cell>
          <table:table-cell/>
          <table:table-cell table:formula="of:=([.$D$101]/[.D112])" office:value-type="float" office:value="1.36864601377526">
            <text:p>1,3686460138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3">
            <text:p>13</text:p>
          </table:table-cell>
          <table:table-cell office:value-type="float" office:value="35.617755">
            <text:p>35,617755</text:p>
          </table:table-cell>
          <table:table-cell office:value-type="float" office:value="3.25122">
            <text:p>3,25122</text:p>
          </table:table-cell>
          <table:table-cell/>
          <table:table-cell table:formula="of:=([.$D$101]/[.D113])" office:value-type="float" office:value="1.48677604099384">
            <text:p>1,486776041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4">
            <text:p>14</text:p>
          </table:table-cell>
          <table:table-cell office:value-type="float" office:value="35.58569">
            <text:p>35,58569</text:p>
          </table:table-cell>
          <table:table-cell office:value-type="float" office:value="3.224015">
            <text:p>3,224015</text:p>
          </table:table-cell>
          <table:table-cell/>
          <table:table-cell table:formula="of:=([.$D$101]/[.D114])" office:value-type="float" office:value="1.49932180836628">
            <text:p>1,4993218084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5">
            <text:p>15</text:p>
          </table:table-cell>
          <table:table-cell office:value-type="float" office:value="35.755375">
            <text:p>35,755375</text:p>
          </table:table-cell>
          <table:table-cell office:value-type="float" office:value="3.422964">
            <text:p>3,422964</text:p>
          </table:table-cell>
          <table:table-cell/>
          <table:table-cell table:formula="of:=([.$D$101]/[.D115])" office:value-type="float" office:value="1.41217845119026">
            <text:p>1,4121784512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office:value-type="float" office:value="35.850645">
            <text:p>35,850645</text:p>
          </table:table-cell>
          <table:table-cell office:value-type="float" office:value="3.489443">
            <text:p>3,489443</text:p>
          </table:table-cell>
          <table:table-cell/>
          <table:table-cell table:formula="of:=([.$D$101]/[.D116])" office:value-type="float" office:value="1.38527438333281">
            <text:p>1,3852743833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7">
            <text:p>17</text:p>
          </table:table-cell>
          <table:table-cell office:value-type="float" office:value="35.743077">
            <text:p>35,743077</text:p>
          </table:table-cell>
          <table:table-cell office:value-type="float" office:value="3.354725">
            <text:p>3,354725</text:p>
          </table:table-cell>
          <table:table-cell/>
          <table:table-cell table:formula="of:=([.$D$101]/[.D117])" office:value-type="float" office:value="1.44090379986437">
            <text:p>1,4409037999</text:p>
          </table:table-cell>
          <table:table-cell table:number-columns-repeated="1018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8">
            <text:p>18</text:p>
          </table:table-cell>
          <table:table-cell office:value-type="float" office:value="35.812802">
            <text:p>35,812802</text:p>
          </table:table-cell>
          <table:table-cell office:value-type="float" office:value="3.486431">
            <text:p>3,486431</text:p>
          </table:table-cell>
          <table:table-cell/>
          <table:table-cell table:formula="of:=([.$D$101]/[.D118])" office:value-type="float" office:value="1.38647115058351">
            <text:p>1,3864711506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.092041">
            <text:p>0,092041</text:p>
          </table:table-cell>
          <table:table-cell office:value-type="float" office:value="0.01065">
            <text:p>0,01065</text:p>
          </table:table-cell>
          <table:table-cell/>
          <table:table-cell table:formula="of:=([.$D$128]/[.D128])*[.B12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2">
            <text:p>2</text:p>
          </table:table-cell>
          <table:table-cell office:value-type="float" office:value="0.186052">
            <text:p>0,186052</text:p>
          </table:table-cell>
          <table:table-cell office:value-type="float" office:value="0.018024">
            <text:p>0,018024</text:p>
          </table:table-cell>
          <table:table-cell/>
          <table:table-cell table:formula="of:=([.$D$128]/[.D129])*[.B129]" office:value-type="float" office:value="1.18175765645806">
            <text:p>1,1817576565</text:p>
          </table:table-cell>
          <table:table-cell table:number-columns-repeated="1018"/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3">
            <text:p>3</text:p>
          </table:table-cell>
          <table:table-cell office:value-type="float" office:value="0.264337">
            <text:p>0,264337</text:p>
          </table:table-cell>
          <table:table-cell office:value-type="float" office:value="0.019686">
            <text:p>0,019686</text:p>
          </table:table-cell>
          <table:table-cell/>
          <table:table-cell table:formula="of:=([.$D$128]/[.D130])*[.B130]" office:value-type="float" office:value="1.62298079853703">
            <text:p>1,6229807985</text:p>
          </table:table-cell>
          <table:table-cell table:number-columns-repeated="101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0.347001">
            <text:p>0,347001</text:p>
          </table:table-cell>
          <table:table-cell office:value-type="float" office:value="0.021591">
            <text:p>0,021591</text:p>
          </table:table-cell>
          <table:table-cell/>
          <table:table-cell table:formula="of:=([.$D$128]/[.D131])*[.B131]" office:value-type="float" office:value="1.9730443240239">
            <text:p>1,973044324</text:p>
          </table:table-cell>
          <table:table-cell table:number-columns-repeated="1018"/>
        </table:table-row>
        <table:table-row table:style-name="ro1">
          <table:table-cell office:value-type="float" office:value="4472">
            <text:p>4472</text:p>
          </table:table-cell>
          <table:table-cell office:value-type="float" office:value="5">
            <text:p>5</text:p>
          </table:table-cell>
          <table:table-cell office:value-type="float" office:value="0.430478">
            <text:p>0,430478</text:p>
          </table:table-cell>
          <table:table-cell office:value-type="float" office:value="0.024389">
            <text:p>0,024389</text:p>
          </table:table-cell>
          <table:table-cell/>
          <table:table-cell table:formula="of:=([.$D$128]/[.D132])*[.B132]" office:value-type="float" office:value="2.18336135142892">
            <text:p>2,1833613514</text:p>
          </table:table-cell>
          <table:table-cell table:number-columns-repeated="1018"/>
        </table:table-row>
        <table:table-row table:style-name="ro1">
          <table:table-cell office:value-type="float" office:value="4898">
            <text:p>4898</text:p>
          </table:table-cell>
          <table:table-cell office:value-type="float" office:value="6">
            <text:p>6</text:p>
          </table:table-cell>
          <table:table-cell office:value-type="float" office:value="0.525034">
            <text:p>0,525034</text:p>
          </table:table-cell>
          <table:table-cell office:value-type="float" office:value="0.037447">
            <text:p>0,037447</text:p>
          </table:table-cell>
          <table:table-cell/>
          <table:table-cell table:formula="of:=([.$D$128]/[.D133])*[.B133]" office:value-type="float" office:value="1.70641172857639">
            <text:p>1,7064117286</text:p>
          </table:table-cell>
          <table:table-cell table:number-columns-repeated="1018"/>
        </table:table-row>
        <table:table-row table:style-name="ro1">
          <table:table-cell office:value-type="float" office:value="5291">
            <text:p>5291</text:p>
          </table:table-cell>
          <table:table-cell office:value-type="float" office:value="7">
            <text:p>7</text:p>
          </table:table-cell>
          <table:table-cell office:value-type="float" office:value="0.642752">
            <text:p>0,642752</text:p>
          </table:table-cell>
          <table:table-cell office:value-type="float" office:value="0.047966">
            <text:p>0,047966</text:p>
          </table:table-cell>
          <table:table-cell/>
          <table:table-cell table:formula="of:=([.$D$128]/[.D134])*[.B134]" office:value-type="float" office:value="1.5542259100196">
            <text:p>1,55422591</text:p>
          </table:table-cell>
          <table:table-cell table:number-columns-repeated="1018"/>
        </table:table-row>
        <table:table-row table:style-name="ro1">
          <table:table-cell office:value-type="float" office:value="5656">
            <text:p>5656</text:p>
          </table:table-cell>
          <table:table-cell office:value-type="float" office:value="8">
            <text:p>8</text:p>
          </table:table-cell>
          <table:table-cell office:value-type="float" office:value="0.711145">
            <text:p>0,711145</text:p>
          </table:table-cell>
          <table:table-cell office:value-type="float" office:value="0.061266">
            <text:p>0,061266</text:p>
          </table:table-cell>
          <table:table-cell/>
          <table:table-cell table:formula="of:=([.$D$128]/[.D135])*[.B135]" office:value-type="float" office:value="1.39065713446283">
            <text:p>1,3906571345</text:p>
          </table:table-cell>
          <table:table-cell table:number-columns-repeated="1018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">
            <text:p>9</text:p>
          </table:table-cell>
          <table:table-cell office:value-type="float" office:value="0.797025">
            <text:p>0,797025</text:p>
          </table:table-cell>
          <table:table-cell office:value-type="float" office:value="0.065882">
            <text:p>0,065882</text:p>
          </table:table-cell>
          <table:table-cell/>
          <table:table-cell table:formula="of:=([.$D$128]/[.D136])*[.B136]" office:value-type="float" office:value="1.45487386539571">
            <text:p>1,4548738654</text:p>
          </table:table-cell>
          <table:table-cell table:number-columns-repeated="1018"/>
        </table:table-row>
        <table:table-row table:style-name="ro1">
          <table:table-cell office:value-type="float" office:value="6324">
            <text:p>6324</text:p>
          </table:table-cell>
          <table:table-cell office:value-type="float" office:value="10">
            <text:p>10</text:p>
          </table:table-cell>
          <table:table-cell office:value-type="float" office:value="0.878404">
            <text:p>0,878404</text:p>
          </table:table-cell>
          <table:table-cell office:value-type="float" office:value="0.067454">
            <text:p>0,067454</text:p>
          </table:table-cell>
          <table:table-cell/>
          <table:table-cell table:formula="of:=([.$D$128]/[.D137])*[.B137]" office:value-type="float" office:value="1.57885373736176">
            <text:p>1,5788537374</text:p>
          </table:table-cell>
          <table:table-cell table:number-columns-repeated="1018"/>
        </table:table-row>
        <table:table-row table:style-name="ro1">
          <table:table-cell office:value-type="float" office:value="6633">
            <text:p>6633</text:p>
          </table:table-cell>
          <table:table-cell office:value-type="float" office:value="11">
            <text:p>11</text:p>
          </table:table-cell>
          <table:table-cell office:value-type="float" office:value="1.012237">
            <text:p>1,012237</text:p>
          </table:table-cell>
          <table:table-cell office:value-type="float" office:value="0.078147">
            <text:p>0,078147</text:p>
          </table:table-cell>
          <table:table-cell/>
          <table:table-cell table:formula="of:=([.$D$128]/[.D138])*[.B138]" office:value-type="float" office:value="1.4990978540443">
            <text:p>1,499097854</text:p>
          </table:table-cell>
          <table:table-cell table:number-columns-repeated="1018"/>
        </table:table-row>
        <table:table-row table:style-name="ro1">
          <table:table-cell office:value-type="float" office:value="6928">
            <text:p>6928</text:p>
          </table:table-cell>
          <table:table-cell office:value-type="float" office:value="12">
            <text:p>12</text:p>
          </table:table-cell>
          <table:table-cell office:value-type="float" office:value="1.056586">
            <text:p>1,056586</text:p>
          </table:table-cell>
          <table:table-cell office:value-type="float" office:value="0.084299">
            <text:p>0,084299</text:p>
          </table:table-cell>
          <table:table-cell/>
          <table:table-cell table:formula="of:=([.$D$128]/[.D139])*[.B139]" office:value-type="float" office:value="1.51603221865028">
            <text:p>1,5160322187</text:p>
          </table:table-cell>
          <table:table-cell table:number-columns-repeated="1018"/>
        </table:table-row>
        <table:table-row table:style-name="ro1">
          <table:table-cell office:value-type="float" office:value="7211">
            <text:p>7211</text:p>
          </table:table-cell>
          <table:table-cell office:value-type="float" office:value="13">
            <text:p>13</text:p>
          </table:table-cell>
          <table:table-cell office:value-type="float" office:value="1.192932">
            <text:p>1,192932</text:p>
          </table:table-cell>
          <table:table-cell office:value-type="float" office:value="0.088511">
            <text:p>0,088511</text:p>
          </table:table-cell>
          <table:table-cell/>
          <table:table-cell table:formula="of:=([.$D$128]/[.D140])*[.B140]" office:value-type="float" office:value="1.56421235778604">
            <text:p>1,5642123578</text:p>
          </table:table-cell>
          <table:table-cell table:number-columns-repeated="1018"/>
        </table:table-row>
        <table:table-row table:style-name="ro1">
          <table:table-cell office:value-type="float" office:value="7483">
            <text:p>7483</text:p>
          </table:table-cell>
          <table:table-cell office:value-type="float" office:value="14">
            <text:p>14</text:p>
          </table:table-cell>
          <table:table-cell office:value-type="float" office:value="1.279164">
            <text:p>1,279164</text:p>
          </table:table-cell>
          <table:table-cell office:value-type="float" office:value="0.091039">
            <text:p>0,091039</text:p>
          </table:table-cell>
          <table:table-cell/>
          <table:table-cell table:formula="of:=([.$D$128]/[.D141])*[.B141]" office:value-type="float" office:value="1.63775964147234">
            <text:p>1,6377596415</text:p>
          </table:table-cell>
          <table:table-cell table:number-columns-repeated="1018"/>
        </table:table-row>
        <table:table-row table:style-name="ro1">
          <table:table-cell office:value-type="float" office:value="7745">
            <text:p>7745</text:p>
          </table:table-cell>
          <table:table-cell office:value-type="float" office:value="15">
            <text:p>15</text:p>
          </table:table-cell>
          <table:table-cell office:value-type="float" office:value="1.375076">
            <text:p>1,375076</text:p>
          </table:table-cell>
          <table:table-cell office:value-type="float" office:value="0.101786">
            <text:p>0,101786</text:p>
          </table:table-cell>
          <table:table-cell/>
          <table:table-cell table:formula="of:=([.$D$128]/[.D142])*[.B142]" office:value-type="float" office:value="1.56946927868273">
            <text:p>1,5694692787</text:p>
          </table:table-cell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">
            <text:p>16</text:p>
          </table:table-cell>
          <table:table-cell office:value-type="float" office:value="1.40509">
            <text:p>1,40509</text:p>
          </table:table-cell>
          <table:table-cell office:value-type="float" office:value="0.109885">
            <text:p>0,109885</text:p>
          </table:table-cell>
          <table:table-cell/>
          <table:table-cell table:formula="of:=([.$D$128]/[.D143])*[.B143]" office:value-type="float" office:value="1.55071210811303">
            <text:p>1,5507121081</text:p>
          </table:table-cell>
          <table:table-cell table:number-columns-repeated="1018"/>
        </table:table-row>
        <table:table-row table:style-name="ro1">
          <table:table-cell office:value-type="float" office:value="8246">
            <text:p>8246</text:p>
          </table:table-cell>
          <table:table-cell office:value-type="float" office:value="17">
            <text:p>17</text:p>
          </table:table-cell>
          <table:table-cell office:value-type="float" office:value="1.491503">
            <text:p>1,491503</text:p>
          </table:table-cell>
          <table:table-cell office:value-type="float" office:value="0.114939">
            <text:p>0,114939</text:p>
          </table:table-cell>
          <table:table-cell/>
          <table:table-cell table:formula="of:=([.$D$128]/[.D144])*[.B144]" office:value-type="float" office:value="1.57518335812909">
            <text:p>1,5751833581</text:p>
          </table:table-cell>
          <table:table-cell table:number-columns-repeated="1018"/>
        </table:table-row>
        <table:table-row table:style-name="ro1">
          <table:table-cell office:value-type="float" office:value="8485">
            <text:p>8485</text:p>
          </table:table-cell>
          <table:table-cell office:value-type="float" office:value="18">
            <text:p>18</text:p>
          </table:table-cell>
          <table:table-cell office:value-type="float" office:value="1.649435">
            <text:p>1,649435</text:p>
          </table:table-cell>
          <table:table-cell office:value-type="float" office:value="0.122982">
            <text:p>0,122982</text:p>
          </table:table-cell>
          <table:table-cell/>
          <table:table-cell table:formula="of:=([.$D$128]/[.D145])*[.B145]" office:value-type="float" office:value="1.55876469727277">
            <text:p>1,558764697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office:value-type="float" office:value="0.101243">
            <text:p>0,101243</text:p>
          </table:table-cell>
          <table:table-cell office:value-type="float" office:value="0.011435">
            <text:p>0,011435</text:p>
          </table:table-cell>
          <table:table-cell/>
          <table:table-cell table:formula="of:=([.$D$148]/[.D148])*[.B14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969">
            <text:p>2969</text:p>
          </table:table-cell>
          <table:table-cell office:value-type="float" office:value="2">
            <text:p>2</text:p>
          </table:table-cell>
          <table:table-cell office:value-type="float" office:value="0.214126">
            <text:p>0,214126</text:p>
          </table:table-cell>
          <table:table-cell office:value-type="float" office:value="0.018701">
            <text:p>0,018701</text:p>
          </table:table-cell>
          <table:table-cell/>
          <table:table-cell table:formula="of:=([.$D$148]/[.D149])*[.B149]" office:value-type="float" office:value="1.22292925512005">
            <text:p>1,2229292551</text:p>
          </table:table-cell>
          <table:table-cell table:number-columns-repeated="1018"/>
        </table:table-row>
        <table:table-row table:style-name="ro1">
          <table:table-cell office:value-type="float" office:value="3637">
            <text:p>3637</text:p>
          </table:table-cell>
          <table:table-cell office:value-type="float" office:value="3">
            <text:p>3</text:p>
          </table:table-cell>
          <table:table-cell office:value-type="float" office:value="0.302921">
            <text:p>0,302921</text:p>
          </table:table-cell>
          <table:table-cell office:value-type="float" office:value="0.021401">
            <text:p>0,021401</text:p>
          </table:table-cell>
          <table:table-cell/>
          <table:table-cell table:formula="of:=([.$D$148]/[.D150])*[.B150]" office:value-type="float" office:value="1.60296247838886">
            <text:p>1,6029624784</text:p>
          </table:table-cell>
          <table:table-cell table:number-columns-repeated="1018"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4">
            <text:p>4</text:p>
          </table:table-cell>
          <table:table-cell office:value-type="float" office:value="0.382499">
            <text:p>0,382499</text:p>
          </table:table-cell>
          <table:table-cell office:value-type="float" office:value="0.023575">
            <text:p>0,023575</text:p>
          </table:table-cell>
          <table:table-cell/>
          <table:table-cell table:formula="of:=([.$D$148]/[.D151])*[.B151]" office:value-type="float" office:value="1.94019088016967">
            <text:p>1,9401908802</text:p>
          </table:table-cell>
          <table:table-cell table:number-columns-repeated="1018"/>
        </table:table-row>
        <table:table-row table:style-name="ro1">
          <table:table-cell office:value-type="float" office:value="4695">
            <text:p>4695</text:p>
          </table:table-cell>
          <table:table-cell office:value-type="float" office:value="5">
            <text:p>5</text:p>
          </table:table-cell>
          <table:table-cell office:value-type="float" office:value="0.494662">
            <text:p>0,494662</text:p>
          </table:table-cell>
          <table:table-cell office:value-type="float" office:value="0.026204">
            <text:p>0,026204</text:p>
          </table:table-cell>
          <table:table-cell/>
          <table:table-cell table:formula="of:=([.$D$148]/[.D152])*[.B152]" office:value-type="float" office:value="2.18191879102427">
            <text:p>2,181918791</text:p>
          </table:table-cell>
          <table:table-cell table:number-columns-repeated="1018"/>
        </table:table-row>
        <table:table-row table:style-name="ro1">
          <table:table-cell office:value-type="float" office:value="5143">
            <text:p>5143</text:p>
          </table:table-cell>
          <table:table-cell office:value-type="float" office:value="6">
            <text:p>6</text:p>
          </table:table-cell>
          <table:table-cell office:value-type="float" office:value="0.600933">
            <text:p>0,600933</text:p>
          </table:table-cell>
          <table:table-cell office:value-type="float" office:value="0.039135">
            <text:p>0,039135</text:p>
          </table:table-cell>
          <table:table-cell/>
          <table:table-cell table:formula="of:=([.$D$148]/[.D153])*[.B153]" office:value-type="float" office:value="1.75316213108471">
            <text:p>1,7531621311</text:p>
          </table:table-cell>
          <table:table-cell table:number-columns-repeated="1018"/>
        </table:table-row>
        <table:table-row table:style-name="ro1">
          <table:table-cell office:value-type="float" office:value="5555">
            <text:p>5555</text:p>
          </table:table-cell>
          <table:table-cell office:value-type="float" office:value="7">
            <text:p>7</text:p>
          </table:table-cell>
          <table:table-cell office:value-type="float" office:value="0.707468">
            <text:p>0,707468</text:p>
          </table:table-cell>
          <table:table-cell office:value-type="float" office:value="0.05233">
            <text:p>0,05233</text:p>
          </table:table-cell>
          <table:table-cell/>
          <table:table-cell table:formula="of:=([.$D$148]/[.D154])*[.B154]" office:value-type="float" office:value="1.52961972100134">
            <text:p>1,529619721</text:p>
          </table:table-cell>
          <table:table-cell table:number-columns-repeated="1018"/>
        </table:table-row>
        <table:table-row table:style-name="ro1">
          <table:table-cell office:value-type="float" office:value="5939">
            <text:p>5939</text:p>
          </table:table-cell>
          <table:table-cell office:value-type="float" office:value="8">
            <text:p>8</text:p>
          </table:table-cell>
          <table:table-cell office:value-type="float" office:value="0.817377">
            <text:p>0,817377</text:p>
          </table:table-cell>
          <table:table-cell office:value-type="float" office:value="0.067646">
            <text:p>0,067646</text:p>
          </table:table-cell>
          <table:table-cell/>
          <table:table-cell table:formula="of:=([.$D$148]/[.D155])*[.B155]" office:value-type="float" office:value="1.35233421044851">
            <text:p>1,3523342104</text:p>
          </table:table-cell>
          <table:table-cell table:number-columns-repeated="1018"/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9">
            <text:p>9</text:p>
          </table:table-cell>
          <table:table-cell office:value-type="float" office:value="0.872442">
            <text:p>0,872442</text:p>
          </table:table-cell>
          <table:table-cell office:value-type="float" office:value="0.0678">
            <text:p>0,0678</text:p>
          </table:table-cell>
          <table:table-cell/>
          <table:table-cell table:formula="of:=([.$D$148]/[.D156])*[.B156]" office:value-type="float" office:value="1.5179203539823">
            <text:p>1,517920354</text:p>
          </table:table-cell>
          <table:table-cell table:number-columns-repeated="1018"/>
        </table:table-row>
        <table:table-row table:style-name="ro1">
          <table:table-cell office:value-type="float" office:value="6640">
            <text:p>6640</text:p>
          </table:table-cell>
          <table:table-cell office:value-type="float" office:value="10">
            <text:p>10</text:p>
          </table:table-cell>
          <table:table-cell office:value-type="float" office:value="0.96505">
            <text:p>0,96505</text:p>
          </table:table-cell>
          <table:table-cell office:value-type="float" office:value="0.071297">
            <text:p>0,071297</text:p>
          </table:table-cell>
          <table:table-cell/>
          <table:table-cell table:formula="of:=([.$D$148]/[.D157])*[.B157]" office:value-type="float" office:value="1.6038542996199">
            <text:p>1,6038542996</text:p>
          </table:table-cell>
          <table:table-cell table:number-columns-repeated="1018"/>
        </table:table-row>
        <table:table-row table:style-name="ro1">
          <table:table-cell office:value-type="float" office:value="6964">
            <text:p>6964</text:p>
          </table:table-cell>
          <table:table-cell office:value-type="float" office:value="11">
            <text:p>11</text:p>
          </table:table-cell>
          <table:table-cell office:value-type="float" office:value="1.065675">
            <text:p>1,065675</text:p>
          </table:table-cell>
          <table:table-cell office:value-type="float" office:value="0.083046">
            <text:p>0,083046</text:p>
          </table:table-cell>
          <table:table-cell/>
          <table:table-cell table:formula="of:=([.$D$148]/[.D158])*[.B158]" office:value-type="float" office:value="1.5146424872962">
            <text:p>1,5146424873</text:p>
          </table:table-cell>
          <table:table-cell table:number-columns-repeated="1018"/>
        </table:table-row>
        <table:table-row table:style-name="ro1">
          <table:table-cell office:value-type="float" office:value="7274">
            <text:p>7274</text:p>
          </table:table-cell>
          <table:table-cell office:value-type="float" office:value="12">
            <text:p>12</text:p>
          </table:table-cell>
          <table:table-cell office:value-type="float" office:value="1.169012">
            <text:p>1,169012</text:p>
          </table:table-cell>
          <table:table-cell office:value-type="float" office:value="0.095691">
            <text:p>0,095691</text:p>
          </table:table-cell>
          <table:table-cell/>
          <table:table-cell table:formula="of:=([.$D$148]/[.D159])*[.B159]" office:value-type="float" office:value="1.4339906574286">
            <text:p>1,4339906574</text:p>
          </table:table-cell>
          <table:table-cell table:number-columns-repeated="1018"/>
        </table:table-row>
        <table:table-row table:style-name="ro1">
          <table:table-cell office:value-type="float" office:value="7571">
            <text:p>7571</text:p>
          </table:table-cell>
          <table:table-cell office:value-type="float" office:value="13">
            <text:p>13</text:p>
          </table:table-cell>
          <table:table-cell office:value-type="float" office:value="1.31166">
            <text:p>1,31166</text:p>
          </table:table-cell>
          <table:table-cell office:value-type="float" office:value="0.096289">
            <text:p>0,096289</text:p>
          </table:table-cell>
          <table:table-cell/>
          <table:table-cell table:formula="of:=([.$D$148]/[.D160])*[.B160]" office:value-type="float" office:value="1.54384197571893">
            <text:p>1,5438419757</text:p>
          </table:table-cell>
          <table:table-cell table:number-columns-repeated="1018"/>
        </table:table-row>
        <table:table-row table:style-name="ro1">
          <table:table-cell office:value-type="float" office:value="7857">
            <text:p>7857</text:p>
          </table:table-cell>
          <table:table-cell office:value-type="float" office:value="14">
            <text:p>14</text:p>
          </table:table-cell>
          <table:table-cell office:value-type="float" office:value="1.407873">
            <text:p>1,407873</text:p>
          </table:table-cell>
          <table:table-cell office:value-type="float" office:value="0.099173">
            <text:p>0,099173</text:p>
          </table:table-cell>
          <table:table-cell/>
          <table:table-cell table:formula="of:=([.$D$148]/[.D161])*[.B161]" office:value-type="float" office:value="1.61424984622831">
            <text:p>1,6142498462</text:p>
          </table:table-cell>
          <table:table-cell table:number-columns-repeated="1018"/>
        </table:table-row>
        <table:table-row table:style-name="ro1">
          <table:table-cell office:value-type="float" office:value="8133">
            <text:p>8133</text:p>
          </table:table-cell>
          <table:table-cell office:value-type="float" office:value="15">
            <text:p>15</text:p>
          </table:table-cell>
          <table:table-cell office:value-type="float" office:value="1.514143">
            <text:p>1,514143</text:p>
          </table:table-cell>
          <table:table-cell office:value-type="float" office:value="0.111571">
            <text:p>0,111571</text:p>
          </table:table-cell>
          <table:table-cell/>
          <table:table-cell table:formula="of:=([.$D$148]/[.D162])*[.B162]" office:value-type="float" office:value="1.5373618592645">
            <text:p>1,5373618593</text:p>
          </table:table-cell>
          <table:table-cell table:number-columns-repeated="1018"/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16">
            <text:p>16</text:p>
          </table:table-cell>
          <table:table-cell office:value-type="float" office:value="1.555433">
            <text:p>1,555433</text:p>
          </table:table-cell>
          <table:table-cell office:value-type="float" office:value="0.125055">
            <text:p>0,125055</text:p>
          </table:table-cell>
          <table:table-cell/>
          <table:table-cell table:formula="of:=([.$D$148]/[.D163])*[.B163]" office:value-type="float" office:value="1.46303626404382">
            <text:p>1,463036264</text:p>
          </table:table-cell>
          <table:table-cell table:number-columns-repeated="1018"/>
        </table:table-row>
        <table:table-row table:style-name="ro1">
          <table:table-cell office:value-type="float" office:value="8658">
            <text:p>8658</text:p>
          </table:table-cell>
          <table:table-cell office:value-type="float" office:value="17">
            <text:p>17</text:p>
          </table:table-cell>
          <table:table-cell office:value-type="float" office:value="1.640513">
            <text:p>1,640513</text:p>
          </table:table-cell>
          <table:table-cell office:value-type="float" office:value="0.12428">
            <text:p>0,12428</text:p>
          </table:table-cell>
          <table:table-cell/>
          <table:table-cell table:formula="of:=([.$D$148]/[.D164])*[.B164]" office:value-type="float" office:value="1.56416961699389">
            <text:p>1,564169617</text:p>
          </table:table-cell>
          <table:table-cell table:number-columns-repeated="1018"/>
        </table:table-row>
        <table:table-row table:style-name="ro1">
          <table:table-cell office:value-type="float" office:value="8909">
            <text:p>8909</text:p>
          </table:table-cell>
          <table:table-cell office:value-type="float" office:value="18">
            <text:p>18</text:p>
          </table:table-cell>
          <table:table-cell office:value-type="float" office:value="1.821049">
            <text:p>1,821049</text:p>
          </table:table-cell>
          <table:table-cell office:value-type="float" office:value="0.139051">
            <text:p>0,139051</text:p>
          </table:table-cell>
          <table:table-cell/>
          <table:table-cell table:formula="of:=([.$D$148]/[.D165])*[.B165]" office:value-type="float" office:value="1.48024825423765">
            <text:p>1,48024825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0.113988">
            <text:p>0,113988</text:p>
          </table:table-cell>
          <table:table-cell office:value-type="float" office:value="0.015347">
            <text:p>0,015347</text:p>
          </table:table-cell>
          <table:table-cell/>
          <table:table-cell table:formula="of:=([.$D$168]/[.D168])*[.B16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111">
            <text:p>3111</text:p>
          </table:table-cell>
          <table:table-cell office:value-type="float" office:value="2">
            <text:p>2</text:p>
          </table:table-cell>
          <table:table-cell office:value-type="float" office:value="0.230748">
            <text:p>0,230748</text:p>
          </table:table-cell>
          <table:table-cell office:value-type="float" office:value="0.022592">
            <text:p>0,022592</text:p>
          </table:table-cell>
          <table:table-cell/>
          <table:table-cell table:formula="of:=([.$D$168]/[.D169])*[.B169]" office:value-type="float" office:value="1.35862252124646">
            <text:p>1,3586225212</text:p>
          </table:table-cell>
          <table:table-cell table:number-columns-repeated="1018"/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3">
            <text:p>3</text:p>
          </table:table-cell>
          <table:table-cell office:value-type="float" office:value="0.3216">
            <text:p>0,3216</text:p>
          </table:table-cell>
          <table:table-cell office:value-type="float" office:value="0.026373">
            <text:p>0,026373</text:p>
          </table:table-cell>
          <table:table-cell/>
          <table:table-cell table:formula="of:=([.$D$168]/[.D170])*[.B170]" office:value-type="float" office:value="1.74576271186441">
            <text:p>1,7457627119</text:p>
          </table:table-cell>
          <table:table-cell table:number-columns-repeated="1018"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4">
            <text:p>4</text:p>
          </table:table-cell>
          <table:table-cell office:value-type="float" office:value="0.424008">
            <text:p>0,424008</text:p>
          </table:table-cell>
          <table:table-cell office:value-type="float" office:value="0.030349">
            <text:p>0,030349</text:p>
          </table:table-cell>
          <table:table-cell/>
          <table:table-cell table:formula="of:=([.$D$168]/[.D171])*[.B171]" office:value-type="float" office:value="2.02273551023098">
            <text:p>2,0227355102</text:p>
          </table:table-cell>
          <table:table-cell table:number-columns-repeated="1018"/>
        </table:table-row>
        <table:table-row table:style-name="ro1">
          <table:table-cell office:value-type="float" office:value="4919">
            <text:p>4919</text:p>
          </table:table-cell>
          <table:table-cell office:value-type="float" office:value="5">
            <text:p>5</text:p>
          </table:table-cell>
          <table:table-cell office:value-type="float" office:value="0.546538">
            <text:p>0,546538</text:p>
          </table:table-cell>
          <table:table-cell office:value-type="float" office:value="0.031918">
            <text:p>0,031918</text:p>
          </table:table-cell>
          <table:table-cell/>
          <table:table-cell table:formula="of:=([.$D$168]/[.D172])*[.B172]" office:value-type="float" office:value="2.40412933141174">
            <text:p>2,4041293314</text:p>
          </table:table-cell>
          <table:table-cell table:number-columns-repeated="1018"/>
        </table:table-row>
        <table:table-row table:style-name="ro1">
          <table:table-cell office:value-type="float" office:value="5388">
            <text:p>5388</text:p>
          </table:table-cell>
          <table:table-cell office:value-type="float" office:value="6">
            <text:p>6</text:p>
          </table:table-cell>
          <table:table-cell office:value-type="float" office:value="0.641852">
            <text:p>0,641852</text:p>
          </table:table-cell>
          <table:table-cell office:value-type="float" office:value="0.053221">
            <text:p>0,053221</text:p>
          </table:table-cell>
          <table:table-cell/>
          <table:table-cell table:formula="of:=([.$D$168]/[.D173])*[.B173]" office:value-type="float" office:value="1.73018169519551">
            <text:p>1,7301816952</text:p>
          </table:table-cell>
          <table:table-cell table:number-columns-repeated="1018"/>
        </table:table-row>
        <table:table-row table:style-name="ro1">
          <table:table-cell office:value-type="float" office:value="5820">
            <text:p>5820</text:p>
          </table:table-cell>
          <table:table-cell office:value-type="float" office:value="7">
            <text:p>7</text:p>
          </table:table-cell>
          <table:table-cell office:value-type="float" office:value="0.755538">
            <text:p>0,755538</text:p>
          </table:table-cell>
          <table:table-cell office:value-type="float" office:value="0.068479">
            <text:p>0,068479</text:p>
          </table:table-cell>
          <table:table-cell/>
          <table:table-cell table:formula="of:=([.$D$168]/[.D174])*[.B174]" office:value-type="float" office:value="1.56878751149988">
            <text:p>1,5687875115</text:p>
          </table:table-cell>
          <table:table-cell table:number-columns-repeated="1018"/>
        </table:table-row>
        <table:table-row table:style-name="ro1">
          <table:table-cell office:value-type="float" office:value="6222">
            <text:p>6222</text:p>
          </table:table-cell>
          <table:table-cell office:value-type="float" office:value="8">
            <text:p>8</text:p>
          </table:table-cell>
          <table:table-cell office:value-type="float" office:value="0.867795">
            <text:p>0,867795</text:p>
          </table:table-cell>
          <table:table-cell office:value-type="float" office:value="0.083217">
            <text:p>0,083217</text:p>
          </table:table-cell>
          <table:table-cell/>
          <table:table-cell table:formula="of:=([.$D$168]/[.D175])*[.B175]" office:value-type="float" office:value="1.47537161877982">
            <text:p>1,4753716188</text:p>
          </table:table-cell>
          <table:table-cell table:number-columns-repeated="1018"/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9">
            <text:p>9</text:p>
          </table:table-cell>
          <table:table-cell office:value-type="float" office:value="0.975742">
            <text:p>0,975742</text:p>
          </table:table-cell>
          <table:table-cell office:value-type="float" office:value="0.093158">
            <text:p>0,093158</text:p>
          </table:table-cell>
          <table:table-cell/>
          <table:table-cell table:formula="of:=([.$D$168]/[.D176])*[.B176]" office:value-type="float" office:value="1.48267459584791">
            <text:p>1,4826745958</text:p>
          </table:table-cell>
          <table:table-cell table:number-columns-repeated="1018"/>
        </table:table-row>
        <table:table-row table:style-name="ro1">
          <table:table-cell office:value-type="float" office:value="6956">
            <text:p>6956</text:p>
          </table:table-cell>
          <table:table-cell office:value-type="float" office:value="10">
            <text:p>10</text:p>
          </table:table-cell>
          <table:table-cell office:value-type="float" office:value="1.077809">
            <text:p>1,077809</text:p>
          </table:table-cell>
          <table:table-cell office:value-type="float" office:value="0.096645">
            <text:p>0,096645</text:p>
          </table:table-cell>
          <table:table-cell/>
          <table:table-cell table:formula="of:=([.$D$168]/[.D177])*[.B177]" office:value-type="float" office:value="1.58797661544829">
            <text:p>1,5879766154</text:p>
          </table:table-cell>
          <table:table-cell table:number-columns-repeated="1018"/>
        </table:table-row>
        <table:table-row table:style-name="ro1">
          <table:table-cell office:value-type="float" office:value="7296">
            <text:p>7296</text:p>
          </table:table-cell>
          <table:table-cell office:value-type="float" office:value="11">
            <text:p>11</text:p>
          </table:table-cell>
          <table:table-cell office:value-type="float" office:value="1.187967">
            <text:p>1,187967</text:p>
          </table:table-cell>
          <table:table-cell office:value-type="float" office:value="0.110087">
            <text:p>0,110087</text:p>
          </table:table-cell>
          <table:table-cell/>
          <table:table-cell table:formula="of:=([.$D$168]/[.D178])*[.B178]" office:value-type="float" office:value="1.53348715107143">
            <text:p>1,5334871511</text:p>
          </table:table-cell>
          <table:table-cell table:number-columns-repeated="1018"/>
        </table:table-row>
        <table:table-row table:style-name="ro1">
          <table:table-cell office:value-type="float" office:value="7621">
            <text:p>7621</text:p>
          </table:table-cell>
          <table:table-cell office:value-type="float" office:value="12">
            <text:p>12</text:p>
          </table:table-cell>
          <table:table-cell office:value-type="float" office:value="1.361685">
            <text:p>1,361685</text:p>
          </table:table-cell>
          <table:table-cell office:value-type="float" office:value="0.128624">
            <text:p>0,128624</text:p>
          </table:table-cell>
          <table:table-cell/>
          <table:table-cell table:formula="of:=([.$D$168]/[.D179])*[.B179]" office:value-type="float" office:value="1.4318012190571">
            <text:p>1,4318012191</text:p>
          </table:table-cell>
          <table:table-cell table:number-columns-repeated="1018"/>
        </table:table-row>
        <table:table-row table:style-name="ro1">
          <table:table-cell office:value-type="float" office:value="7932">
            <text:p>7932</text:p>
          </table:table-cell>
          <table:table-cell office:value-type="float" office:value="13">
            <text:p>13</text:p>
          </table:table-cell>
          <table:table-cell office:value-type="float" office:value="1.407554">
            <text:p>1,407554</text:p>
          </table:table-cell>
          <table:table-cell office:value-type="float" office:value="0.131966">
            <text:p>0,131966</text:p>
          </table:table-cell>
          <table:table-cell/>
          <table:table-cell table:formula="of:=([.$D$168]/[.D180])*[.B180]" office:value-type="float" office:value="1.51183638209842">
            <text:p>1,5118363821</text:p>
          </table:table-cell>
          <table:table-cell table:number-columns-repeated="1018"/>
        </table:table-row>
        <table:table-row table:style-name="ro1">
          <table:table-cell office:value-type="float" office:value="8231">
            <text:p>8231</text:p>
          </table:table-cell>
          <table:table-cell office:value-type="float" office:value="14">
            <text:p>14</text:p>
          </table:table-cell>
          <table:table-cell office:value-type="float" office:value="1.575057">
            <text:p>1,575057</text:p>
          </table:table-cell>
          <table:table-cell office:value-type="float" office:value="0.137974">
            <text:p>0,137974</text:p>
          </table:table-cell>
          <table:table-cell/>
          <table:table-cell table:formula="of:=([.$D$168]/[.D181])*[.B181]" office:value-type="float" office:value="1.55723542116631">
            <text:p>1,5572354212</text:p>
          </table:table-cell>
          <table:table-cell table:number-columns-repeated="1018"/>
        </table:table-row>
        <table:table-row table:style-name="ro1">
          <table:table-cell office:value-type="float" office:value="8520">
            <text:p>8520</text:p>
          </table:table-cell>
          <table:table-cell office:value-type="float" office:value="15">
            <text:p>15</text:p>
          </table:table-cell>
          <table:table-cell office:value-type="float" office:value="1.62611">
            <text:p>1,62611</text:p>
          </table:table-cell>
          <table:table-cell office:value-type="float" office:value="0.156203">
            <text:p>0,156203</text:p>
          </table:table-cell>
          <table:table-cell/>
          <table:table-cell table:formula="of:=([.$D$168]/[.D182])*[.B182]" office:value-type="float" office:value="1.47375530559592">
            <text:p>1,4737553056</text:p>
          </table:table-cell>
          <table:table-cell table:number-columns-repeated="1018"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16">
            <text:p>16</text:p>
          </table:table-cell>
          <table:table-cell office:value-type="float" office:value="1.742179">
            <text:p>1,742179</text:p>
          </table:table-cell>
          <table:table-cell office:value-type="float" office:value="0.172109">
            <text:p>0,172109</text:p>
          </table:table-cell>
          <table:table-cell/>
          <table:table-cell table:formula="of:=([.$D$168]/[.D183])*[.B183]" office:value-type="float" office:value="1.42672376226694">
            <text:p>1,4267237623</text:p>
          </table:table-cell>
          <table:table-cell table:number-columns-repeated="1018"/>
        </table:table-row>
        <table:table-row table:style-name="ro1">
          <table:table-cell office:value-type="float" office:value="9070">
            <text:p>9070</text:p>
          </table:table-cell>
          <table:table-cell office:value-type="float" office:value="17">
            <text:p>17</text:p>
          </table:table-cell>
          <table:table-cell office:value-type="float" office:value="1.84255">
            <text:p>1,84255</text:p>
          </table:table-cell>
          <table:table-cell office:value-type="float" office:value="0.175138">
            <text:p>0,175138</text:p>
          </table:table-cell>
          <table:table-cell/>
          <table:table-cell table:formula="of:=([.$D$168]/[.D184])*[.B184]" office:value-type="float" office:value="1.48967671207848">
            <text:p>1,4896767121</text:p>
          </table:table-cell>
          <table:table-cell table:number-columns-repeated="1018"/>
        </table:table-row>
        <table:table-row table:style-name="ro1">
          <table:table-cell office:value-type="float" office:value="9333">
            <text:p>9333</text:p>
          </table:table-cell>
          <table:table-cell office:value-type="float" office:value="18">
            <text:p>18</text:p>
          </table:table-cell>
          <table:table-cell office:value-type="float" office:value="2.037768">
            <text:p>2,037768</text:p>
          </table:table-cell>
          <table:table-cell office:value-type="float" office:value="0.191394">
            <text:p>0,191394</text:p>
          </table:table-cell>
          <table:table-cell/>
          <table:table-cell table:formula="of:=([.$D$168]/[.D185])*[.B185]" office:value-type="float" office:value="1.4433367817173">
            <text:p>1,443336781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">
            <text:p>1</text:p>
          </table:table-cell>
          <table:table-cell office:value-type="float" office:value="0.12325">
            <text:p>0,12325</text:p>
          </table:table-cell>
          <table:table-cell office:value-type="float" office:value="0.015589">
            <text:p>0,015589</text:p>
          </table:table-cell>
          <table:table-cell/>
          <table:table-cell table:formula="of:=([.$D$188]/[.D188])*[.B18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252">
            <text:p>3252</text:p>
          </table:table-cell>
          <table:table-cell office:value-type="float" office:value="2">
            <text:p>2</text:p>
          </table:table-cell>
          <table:table-cell office:value-type="float" office:value="0.239625">
            <text:p>0,239625</text:p>
          </table:table-cell>
          <table:table-cell office:value-type="float" office:value="0.024999">
            <text:p>0,024999</text:p>
          </table:table-cell>
          <table:table-cell/>
          <table:table-cell table:formula="of:=([.$D$188]/[.D189])*[.B189]" office:value-type="float" office:value="1.24716988679547">
            <text:p>1,2471698868</text:p>
          </table:table-cell>
          <table:table-cell table:number-columns-repeated="1018"/>
        </table:table-row>
        <table:table-row table:style-name="ro1">
          <table:table-cell office:value-type="float" office:value="3983">
            <text:p>3983</text:p>
          </table:table-cell>
          <table:table-cell office:value-type="float" office:value="3">
            <text:p>3</text:p>
          </table:table-cell>
          <table:table-cell office:value-type="float" office:value="0.366591">
            <text:p>0,366591</text:p>
          </table:table-cell>
          <table:table-cell office:value-type="float" office:value="0.029028">
            <text:p>0,029028</text:p>
          </table:table-cell>
          <table:table-cell/>
          <table:table-cell table:formula="of:=([.$D$188]/[.D190])*[.B190]" office:value-type="float" office:value="1.61109962794543">
            <text:p>1,6110996279</text:p>
          </table:table-cell>
          <table:table-cell table:number-columns-repeated="1018"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4">
            <text:p>4</text:p>
          </table:table-cell>
          <table:table-cell office:value-type="float" office:value="0.459865">
            <text:p>0,459865</text:p>
          </table:table-cell>
          <table:table-cell office:value-type="float" office:value="0.030654">
            <text:p>0,030654</text:p>
          </table:table-cell>
          <table:table-cell/>
          <table:table-cell table:formula="of:=([.$D$188]/[.D191])*[.B191]" office:value-type="float" office:value="2.03418803418803">
            <text:p>2,0341880342</text:p>
          </table:table-cell>
          <table:table-cell table:number-columns-repeated="1018"/>
        </table:table-row>
        <table:table-row table:style-name="ro1">
          <table:table-cell office:value-type="float" office:value="5142">
            <text:p>5142</text:p>
          </table:table-cell>
          <table:table-cell office:value-type="float" office:value="5">
            <text:p>5</text:p>
          </table:table-cell>
          <table:table-cell office:value-type="float" office:value="0.571269">
            <text:p>0,571269</text:p>
          </table:table-cell>
          <table:table-cell office:value-type="float" office:value="0.034936">
            <text:p>0,034936</text:p>
          </table:table-cell>
          <table:table-cell/>
          <table:table-cell table:formula="of:=([.$D$188]/[.D192])*[.B192]" office:value-type="float" office:value="2.23107968857339">
            <text:p>2,2310796886</text:p>
          </table:table-cell>
          <table:table-cell table:number-columns-repeated="1018"/>
        </table:table-row>
        <table:table-row table:style-name="ro1">
          <table:table-cell office:value-type="float" office:value="5633">
            <text:p>5633</text:p>
          </table:table-cell>
          <table:table-cell office:value-type="float" office:value="6">
            <text:p>6</text:p>
          </table:table-cell>
          <table:table-cell office:value-type="float" office:value="0.732375">
            <text:p>0,732375</text:p>
          </table:table-cell>
          <table:table-cell office:value-type="float" office:value="0.058137">
            <text:p>0,058137</text:p>
          </table:table-cell>
          <table:table-cell/>
          <table:table-cell table:formula="of:=([.$D$188]/[.D193])*[.B193]" office:value-type="float" office:value="1.60885494607565">
            <text:p>1,6088549461</text:p>
          </table:table-cell>
          <table:table-cell table:number-columns-repeated="1018"/>
        </table:table-row>
        <table:table-row table:style-name="ro1">
          <table:table-cell office:value-type="float" office:value="6085">
            <text:p>6085</text:p>
          </table:table-cell>
          <table:table-cell office:value-type="float" office:value="7">
            <text:p>7</text:p>
          </table:table-cell>
          <table:table-cell office:value-type="float" office:value="0.862324">
            <text:p>0,862324</text:p>
          </table:table-cell>
          <table:table-cell office:value-type="float" office:value="0.075928">
            <text:p>0,075928</text:p>
          </table:table-cell>
          <table:table-cell/>
          <table:table-cell table:formula="of:=([.$D$188]/[.D194])*[.B194]" office:value-type="float" office:value="1.43719049625961">
            <text:p>1,4371904963</text:p>
          </table:table-cell>
          <table:table-cell table:number-columns-repeated="1018"/>
        </table:table-row>
        <table:table-row table:style-name="ro1">
          <table:table-cell office:value-type="float" office:value="6505">
            <text:p>6505</text:p>
          </table:table-cell>
          <table:table-cell office:value-type="float" office:value="8">
            <text:p>8</text:p>
          </table:table-cell>
          <table:table-cell office:value-type="float" office:value="0.992944">
            <text:p>0,992944</text:p>
          </table:table-cell>
          <table:table-cell office:value-type="float" office:value="0.093915">
            <text:p>0,093915</text:p>
          </table:table-cell>
          <table:table-cell/>
          <table:table-cell table:formula="of:=([.$D$188]/[.D195])*[.B195]" office:value-type="float" office:value="1.32792418676463">
            <text:p>1,3279241868</text:p>
          </table:table-cell>
          <table:table-cell table:number-columns-repeated="1018"/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9">
            <text:p>9</text:p>
          </table:table-cell>
          <table:table-cell office:value-type="float" office:value="1.065158">
            <text:p>1,065158</text:p>
          </table:table-cell>
          <table:table-cell office:value-type="float" office:value="0.100494">
            <text:p>0,100494</text:p>
          </table:table-cell>
          <table:table-cell/>
          <table:table-cell table:formula="of:=([.$D$188]/[.D196])*[.B196]" office:value-type="float" office:value="1.39611320078811">
            <text:p>1,3961132008</text:p>
          </table:table-cell>
          <table:table-cell table:number-columns-repeated="1018"/>
        </table:table-row>
        <table:table-row table:style-name="ro1">
          <table:table-cell office:value-type="float" office:value="7273">
            <text:p>7273</text:p>
          </table:table-cell>
          <table:table-cell office:value-type="float" office:value="10">
            <text:p>10</text:p>
          </table:table-cell>
          <table:table-cell office:value-type="float" office:value="1.228436">
            <text:p>1,228436</text:p>
          </table:table-cell>
          <table:table-cell office:value-type="float" office:value="0.105409">
            <text:p>0,105409</text:p>
          </table:table-cell>
          <table:table-cell/>
          <table:table-cell table:formula="of:=([.$D$188]/[.D197])*[.B197]" office:value-type="float" office:value="1.47890597577057">
            <text:p>1,4789059758</text:p>
          </table:table-cell>
          <table:table-cell table:number-columns-repeated="1018"/>
        </table:table-row>
        <table:table-row table:style-name="ro1">
          <table:table-cell office:value-type="float" office:value="7628">
            <text:p>7628</text:p>
          </table:table-cell>
          <table:table-cell office:value-type="float" office:value="11">
            <text:p>11</text:p>
          </table:table-cell>
          <table:table-cell office:value-type="float" office:value="1.30368">
            <text:p>1,30368</text:p>
          </table:table-cell>
          <table:table-cell office:value-type="float" office:value="0.125275">
            <text:p>0,125275</text:p>
          </table:table-cell>
          <table:table-cell/>
          <table:table-cell table:formula="of:=([.$D$188]/[.D198])*[.B198]" office:value-type="float" office:value="1.36882059469168">
            <text:p>1,3688205947</text:p>
          </table:table-cell>
          <table:table-cell table:number-columns-repeated="1018"/>
        </table:table-row>
        <table:table-row table:style-name="ro1">
          <table:table-cell office:value-type="float" office:value="7967">
            <text:p>7967</text:p>
          </table:table-cell>
          <table:table-cell office:value-type="float" office:value="12">
            <text:p>12</text:p>
          </table:table-cell>
          <table:table-cell office:value-type="float" office:value="1.487423">
            <text:p>1,487423</text:p>
          </table:table-cell>
          <table:table-cell office:value-type="float" office:value="0.140789">
            <text:p>0,140789</text:p>
          </table:table-cell>
          <table:table-cell/>
          <table:table-cell table:formula="of:=([.$D$188]/[.D199])*[.B199]" office:value-type="float" office:value="1.32871176015172">
            <text:p>1,3287117602</text:p>
          </table:table-cell>
          <table:table-cell table:number-columns-repeated="1018"/>
        </table:table-row>
        <table:table-row table:style-name="ro1">
          <table:table-cell office:value-type="float" office:value="8292">
            <text:p>8292</text:p>
          </table:table-cell>
          <table:table-cell office:value-type="float" office:value="13">
            <text:p>13</text:p>
          </table:table-cell>
          <table:table-cell office:value-type="float" office:value="1.533277">
            <text:p>1,533277</text:p>
          </table:table-cell>
          <table:table-cell office:value-type="float" office:value="0.141108">
            <text:p>0,141108</text:p>
          </table:table-cell>
          <table:table-cell/>
          <table:table-cell table:formula="of:=([.$D$188]/[.D200])*[.B200]" office:value-type="float" office:value="1.43618363239505">
            <text:p>1,4361836324</text:p>
          </table:table-cell>
          <table:table-cell table:number-columns-repeated="1018"/>
        </table:table-row>
        <table:table-row table:style-name="ro1">
          <table:table-cell office:value-type="float" office:value="8605">
            <text:p>8605</text:p>
          </table:table-cell>
          <table:table-cell office:value-type="float" office:value="14">
            <text:p>14</text:p>
          </table:table-cell>
          <table:table-cell office:value-type="float" office:value="1.770973">
            <text:p>1,770973</text:p>
          </table:table-cell>
          <table:table-cell office:value-type="float" office:value="0.152816">
            <text:p>0,152816</text:p>
          </table:table-cell>
          <table:table-cell/>
          <table:table-cell table:formula="of:=([.$D$188]/[.D201])*[.B201]" office:value-type="float" office:value="1.42816197256832">
            <text:p>1,4281619726</text:p>
          </table:table-cell>
          <table:table-cell table:number-columns-repeated="1018"/>
        </table:table-row>
        <table:table-row table:style-name="ro1">
          <table:table-cell office:value-type="float" office:value="8907">
            <text:p>8907</text:p>
          </table:table-cell>
          <table:table-cell office:value-type="float" office:value="15">
            <text:p>15</text:p>
          </table:table-cell>
          <table:table-cell office:value-type="float" office:value="1.85197">
            <text:p>1,85197</text:p>
          </table:table-cell>
          <table:table-cell office:value-type="float" office:value="0.169614">
            <text:p>0,169614</text:p>
          </table:table-cell>
          <table:table-cell/>
          <table:table-cell table:formula="of:=([.$D$188]/[.D202])*[.B202]" office:value-type="float" office:value="1.37863030174396">
            <text:p>1,3786303017</text:p>
          </table:table-cell>
          <table:table-cell table:number-columns-repeated="1018"/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16">
            <text:p>16</text:p>
          </table:table-cell>
          <table:table-cell office:value-type="float" office:value="1.896494">
            <text:p>1,896494</text:p>
          </table:table-cell>
          <table:table-cell office:value-type="float" office:value="0.184174">
            <text:p>0,184174</text:p>
          </table:table-cell>
          <table:table-cell/>
          <table:table-cell table:formula="of:=([.$D$188]/[.D203])*[.B203]" office:value-type="float" office:value="1.35428453527642">
            <text:p>1,3542845353</text:p>
          </table:table-cell>
          <table:table-cell table:number-columns-repeated="1018"/>
        </table:table-row>
        <table:table-row table:style-name="ro1">
          <table:table-cell office:value-type="float" office:value="9483">
            <text:p>9483</text:p>
          </table:table-cell>
          <table:table-cell office:value-type="float" office:value="17">
            <text:p>17</text:p>
          </table:table-cell>
          <table:table-cell office:value-type="float" office:value="2.094353">
            <text:p>2,094353</text:p>
          </table:table-cell>
          <table:table-cell office:value-type="float" office:value="0.185615">
            <text:p>0,185615</text:p>
          </table:table-cell>
          <table:table-cell/>
          <table:table-cell table:formula="of:=([.$D$188]/[.D204])*[.B204]" office:value-type="float" office:value="1.42775637744794">
            <text:p>1,4277563774</text:p>
          </table:table-cell>
          <table:table-cell table:number-columns-repeated="1018"/>
        </table:table-row>
        <table:table-row table:style-name="ro1">
          <table:table-cell office:value-type="float" office:value="9757">
            <text:p>9757</text:p>
          </table:table-cell>
          <table:table-cell office:value-type="float" office:value="18">
            <text:p>18</text:p>
          </table:table-cell>
          <table:table-cell office:value-type="float" office:value="2.225315">
            <text:p>2,225315</text:p>
          </table:table-cell>
          <table:table-cell office:value-type="float" office:value="0.208112">
            <text:p>0,208112</text:p>
          </table:table-cell>
          <table:table-cell/>
          <table:table-cell table:formula="of:=([.$D$188]/[.D205])*[.B205]" office:value-type="float" office:value="1.34832205735373">
            <text:p>1,348322057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135754">
            <text:p>0,135754</text:p>
          </table:table-cell>
          <table:table-cell office:value-type="float" office:value="0.018372">
            <text:p>0,018372</text:p>
          </table:table-cell>
          <table:table-cell/>
          <table:table-cell table:formula="of:=([.$D$208]/[.D208])*[.B20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394">
            <text:p>3394</text:p>
          </table:table-cell>
          <table:table-cell office:value-type="float" office:value="2">
            <text:p>2</text:p>
          </table:table-cell>
          <table:table-cell office:value-type="float" office:value="0.260061">
            <text:p>0,260061</text:p>
          </table:table-cell>
          <table:table-cell office:value-type="float" office:value="0.026633">
            <text:p>0,026633</text:p>
          </table:table-cell>
          <table:table-cell/>
          <table:table-cell table:formula="of:=([.$D$208]/[.D209])*[.B209]" office:value-type="float" office:value="1.37964179776968">
            <text:p>1,3796417978</text:p>
          </table:table-cell>
          <table:table-cell table:number-columns-repeated="1018"/>
        </table:table-row>
        <table:table-row table:style-name="ro1">
          <table:table-cell office:value-type="float" office:value="4156">
            <text:p>4156</text:p>
          </table:table-cell>
          <table:table-cell office:value-type="float" office:value="3">
            <text:p>3</text:p>
          </table:table-cell>
          <table:table-cell office:value-type="float" office:value="0.383094">
            <text:p>0,383094</text:p>
          </table:table-cell>
          <table:table-cell office:value-type="float" office:value="0.031773">
            <text:p>0,031773</text:p>
          </table:table-cell>
          <table:table-cell/>
          <table:table-cell table:formula="of:=([.$D$208]/[.D210])*[.B210]" office:value-type="float" office:value="1.73468038900954">
            <text:p>1,734680389</text:p>
          </table:table-cell>
          <table:table-cell table:number-columns-repeated="1018"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4">
            <text:p>4</text:p>
          </table:table-cell>
          <table:table-cell office:value-type="float" office:value="0.501803">
            <text:p>0,501803</text:p>
          </table:table-cell>
          <table:table-cell office:value-type="float" office:value="0.033352">
            <text:p>0,033352</text:p>
          </table:table-cell>
          <table:table-cell/>
          <table:table-cell table:formula="of:=([.$D$208]/[.D211])*[.B211]" office:value-type="float" office:value="2.20340609258815">
            <text:p>2,2034060926</text:p>
          </table:table-cell>
          <table:table-cell table:number-columns-repeated="1018"/>
        </table:table-row>
        <table:table-row table:style-name="ro1">
          <table:table-cell office:value-type="float" office:value="5366">
            <text:p>5366</text:p>
          </table:table-cell>
          <table:table-cell office:value-type="float" office:value="5">
            <text:p>5</text:p>
          </table:table-cell>
          <table:table-cell office:value-type="float" office:value="0.62186">
            <text:p>0,62186</text:p>
          </table:table-cell>
          <table:table-cell office:value-type="float" office:value="0.037626">
            <text:p>0,037626</text:p>
          </table:table-cell>
          <table:table-cell/>
          <table:table-cell table:formula="of:=([.$D$208]/[.D212])*[.B212]" office:value-type="float" office:value="2.44139690639451">
            <text:p>2,4413969064</text:p>
          </table:table-cell>
          <table:table-cell table:number-columns-repeated="1018"/>
        </table:table-row>
        <table:table-row table:style-name="ro1">
          <table:table-cell office:value-type="float" office:value="5878">
            <text:p>5878</text:p>
          </table:table-cell>
          <table:table-cell office:value-type="float" office:value="6">
            <text:p>6</text:p>
          </table:table-cell>
          <table:table-cell office:value-type="float" office:value="0.761505">
            <text:p>0,761505</text:p>
          </table:table-cell>
          <table:table-cell office:value-type="float" office:value="0.061499">
            <text:p>0,061499</text:p>
          </table:table-cell>
          <table:table-cell/>
          <table:table-cell table:formula="of:=([.$D$208]/[.D213])*[.B213]" office:value-type="float" office:value="1.79241938893315">
            <text:p>1,7924193889</text:p>
          </table:table-cell>
          <table:table-cell table:number-columns-repeated="1018"/>
        </table:table-row>
        <table:table-row table:style-name="ro1">
          <table:table-cell office:value-type="float" office:value="6349">
            <text:p>6349</text:p>
          </table:table-cell>
          <table:table-cell office:value-type="float" office:value="7">
            <text:p>7</text:p>
          </table:table-cell>
          <table:table-cell office:value-type="float" office:value="0.938069">
            <text:p>0,938069</text:p>
          </table:table-cell>
          <table:table-cell office:value-type="float" office:value="0.081997">
            <text:p>0,081997</text:p>
          </table:table-cell>
          <table:table-cell/>
          <table:table-cell table:formula="of:=([.$D$208]/[.D214])*[.B214]" office:value-type="float" office:value="1.56839884386014">
            <text:p>1,5683988439</text:p>
          </table:table-cell>
          <table:table-cell table:number-columns-repeated="1018"/>
        </table:table-row>
        <table:table-row table:style-name="ro1">
          <table:table-cell office:value-type="float" office:value="6788">
            <text:p>6788</text:p>
          </table:table-cell>
          <table:table-cell office:value-type="float" office:value="8">
            <text:p>8</text:p>
          </table:table-cell>
          <table:table-cell office:value-type="float" office:value="1.036041">
            <text:p>1,036041</text:p>
          </table:table-cell>
          <table:table-cell office:value-type="float" office:value="0.101394">
            <text:p>0,101394</text:p>
          </table:table-cell>
          <table:table-cell/>
          <table:table-cell table:formula="of:=([.$D$208]/[.D215])*[.B215]" office:value-type="float" office:value="1.44955322800166">
            <text:p>1,449553228</text:p>
          </table:table-cell>
          <table:table-cell table:number-columns-repeated="1018"/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9">
            <text:p>9</text:p>
          </table:table-cell>
          <table:table-cell office:value-type="float" office:value="1.154617">
            <text:p>1,154617</text:p>
          </table:table-cell>
          <table:table-cell office:value-type="float" office:value="0.104869">
            <text:p>0,104869</text:p>
          </table:table-cell>
          <table:table-cell/>
          <table:table-cell table:formula="of:=([.$D$208]/[.D216])*[.B216]" office:value-type="float" office:value="1.57670999055965">
            <text:p>1,5767099906</text:p>
          </table:table-cell>
          <table:table-cell table:number-columns-repeated="1018"/>
        </table:table-row>
        <table:table-row table:style-name="ro1">
          <table:table-cell office:value-type="float" office:value="7589">
            <text:p>7589</text:p>
          </table:table-cell>
          <table:table-cell office:value-type="float" office:value="10">
            <text:p>10</text:p>
          </table:table-cell>
          <table:table-cell office:value-type="float" office:value="1.333657">
            <text:p>1,333657</text:p>
          </table:table-cell>
          <table:table-cell office:value-type="float" office:value="0.11213">
            <text:p>0,11213</text:p>
          </table:table-cell>
          <table:table-cell/>
          <table:table-cell table:formula="of:=([.$D$208]/[.D217])*[.B217]" office:value-type="float" office:value="1.63845536430928">
            <text:p>1,6384553643</text:p>
          </table:table-cell>
          <table:table-cell table:number-columns-repeated="1018"/>
        </table:table-row>
        <table:table-row table:style-name="ro1">
          <table:table-cell office:value-type="float" office:value="7959">
            <text:p>7959</text:p>
          </table:table-cell>
          <table:table-cell office:value-type="float" office:value="11">
            <text:p>11</text:p>
          </table:table-cell>
          <table:table-cell office:value-type="float" office:value="1.47809">
            <text:p>1,47809</text:p>
          </table:table-cell>
          <table:table-cell office:value-type="float" office:value="0.133275">
            <text:p>0,133275</text:p>
          </table:table-cell>
          <table:table-cell/>
          <table:table-cell table:formula="of:=([.$D$208]/[.D218])*[.B218]" office:value-type="float" office:value="1.51635340461452">
            <text:p>1,5163534046</text:p>
          </table:table-cell>
          <table:table-cell table:number-columns-repeated="1018"/>
        </table:table-row>
        <table:table-row table:style-name="ro1">
          <table:table-cell office:value-type="float" office:value="8313">
            <text:p>8313</text:p>
          </table:table-cell>
          <table:table-cell office:value-type="float" office:value="12">
            <text:p>12</text:p>
          </table:table-cell>
          <table:table-cell office:value-type="float" office:value="1.618655">
            <text:p>1,618655</text:p>
          </table:table-cell>
          <table:table-cell office:value-type="float" office:value="0.151276">
            <text:p>0,151276</text:p>
          </table:table-cell>
          <table:table-cell/>
          <table:table-cell table:formula="of:=([.$D$208]/[.D219])*[.B219]" office:value-type="float" office:value="1.45736270128771">
            <text:p>1,4573627013</text:p>
          </table:table-cell>
          <table:table-cell table:number-columns-repeated="1018"/>
        </table:table-row>
        <table:table-row table:style-name="ro1">
          <table:table-cell office:value-type="float" office:value="8653">
            <text:p>8653</text:p>
          </table:table-cell>
          <table:table-cell office:value-type="float" office:value="13">
            <text:p>13</text:p>
          </table:table-cell>
          <table:table-cell office:value-type="float" office:value="1.745953">
            <text:p>1,745953</text:p>
          </table:table-cell>
          <table:table-cell office:value-type="float" office:value="0.155771">
            <text:p>0,155771</text:p>
          </table:table-cell>
          <table:table-cell/>
          <table:table-cell table:formula="of:=([.$D$208]/[.D220])*[.B220]" office:value-type="float" office:value="1.53325073344846">
            <text:p>1,5332507334</text:p>
          </table:table-cell>
          <table:table-cell table:number-columns-repeated="1018"/>
        </table:table-row>
        <table:table-row table:style-name="ro1">
          <table:table-cell office:value-type="float" office:value="8979">
            <text:p>8979</text:p>
          </table:table-cell>
          <table:table-cell office:value-type="float" office:value="14">
            <text:p>14</text:p>
          </table:table-cell>
          <table:table-cell office:value-type="float" office:value="1.872833">
            <text:p>1,872833</text:p>
          </table:table-cell>
          <table:table-cell office:value-type="float" office:value="0.163516">
            <text:p>0,163516</text:p>
          </table:table-cell>
          <table:table-cell/>
          <table:table-cell table:formula="of:=([.$D$208]/[.D221])*[.B221]" office:value-type="float" office:value="1.5729836835539">
            <text:p>1,5729836836</text:p>
          </table:table-cell>
          <table:table-cell table:number-columns-repeated="1018"/>
        </table:table-row>
        <table:table-row table:style-name="ro1">
          <table:table-cell office:value-type="float" office:value="9294">
            <text:p>9294</text:p>
          </table:table-cell>
          <table:table-cell office:value-type="float" office:value="15">
            <text:p>15</text:p>
          </table:table-cell>
          <table:table-cell office:value-type="float" office:value="1.937868">
            <text:p>1,937868</text:p>
          </table:table-cell>
          <table:table-cell office:value-type="float" office:value="0.187919">
            <text:p>0,187919</text:p>
          </table:table-cell>
          <table:table-cell/>
          <table:table-cell table:formula="of:=([.$D$208]/[.D222])*[.B222]" office:value-type="float" office:value="1.46648289954715">
            <text:p>1,4664828995</text:p>
          </table:table-cell>
          <table:table-cell table:number-columns-repeated="1018"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6">
            <text:p>16</text:p>
          </table:table-cell>
          <table:table-cell office:value-type="float" office:value="2.062561">
            <text:p>2,062561</text:p>
          </table:table-cell>
          <table:table-cell office:value-type="float" office:value="0.199126">
            <text:p>0,199126</text:p>
          </table:table-cell>
          <table:table-cell/>
          <table:table-cell table:formula="of:=([.$D$208]/[.D223])*[.B223]" office:value-type="float" office:value="1.47621104225465">
            <text:p>1,4762110423</text:p>
          </table:table-cell>
          <table:table-cell table:number-columns-repeated="1018"/>
        </table:table-row>
        <table:table-row table:style-name="ro1">
          <table:table-cell office:value-type="float" office:value="9895">
            <text:p>9895</text:p>
          </table:table-cell>
          <table:table-cell office:value-type="float" office:value="17">
            <text:p>17</text:p>
          </table:table-cell>
          <table:table-cell office:value-type="float" office:value="2.281757">
            <text:p>2,281757</text:p>
          </table:table-cell>
          <table:table-cell office:value-type="float" office:value="0.204864">
            <text:p>0,204864</text:p>
          </table:table-cell>
          <table:table-cell/>
          <table:table-cell table:formula="of:=([.$D$208]/[.D224])*[.B224]" office:value-type="float" office:value="1.52454311152765">
            <text:p>1,5245431115</text:p>
          </table:table-cell>
          <table:table-cell table:number-columns-repeated="1018"/>
        </table:table-row>
        <table:table-row table:style-name="ro1">
          <table:table-cell office:value-type="float" office:value="10182">
            <text:p>10182</text:p>
          </table:table-cell>
          <table:table-cell office:value-type="float" office:value="18">
            <text:p>18</text:p>
          </table:table-cell>
          <table:table-cell office:value-type="float" office:value="2.322954">
            <text:p>2,322954</text:p>
          </table:table-cell>
          <table:table-cell office:value-type="float" office:value="0.224999">
            <text:p>0,224999</text:p>
          </table:table-cell>
          <table:table-cell/>
          <table:table-cell table:formula="of:=([.$D$208]/[.D225])*[.B225]" office:value-type="float" office:value="1.4697665322957">
            <text:p>1,469766532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float" office:value="0.14654">
            <text:p>0,14654</text:p>
          </table:table-cell>
          <table:table-cell office:value-type="float" office:value="0.01923">
            <text:p>0,01923</text:p>
          </table:table-cell>
          <table:table-cell/>
          <table:table-cell table:formula="of:=([.$D$228]/[.D228])*[.B22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535">
            <text:p>3535</text:p>
          </table:table-cell>
          <table:table-cell office:value-type="float" office:value="2">
            <text:p>2</text:p>
          </table:table-cell>
          <table:table-cell office:value-type="float" office:value="0.294699">
            <text:p>0,294699</text:p>
          </table:table-cell>
          <table:table-cell office:value-type="float" office:value="0.029236">
            <text:p>0,029236</text:p>
          </table:table-cell>
          <table:table-cell/>
          <table:table-cell table:formula="of:=([.$D$228]/[.D229])*[.B229]" office:value-type="float" office:value="1.31550143658503">
            <text:p>1,3155014366</text:p>
          </table:table-cell>
          <table:table-cell table:number-columns-repeated="1018"/>
        </table:table-row>
        <table:table-row table:style-name="ro1">
          <table:table-cell office:value-type="float" office:value="4330">
            <text:p>4330</text:p>
          </table:table-cell>
          <table:table-cell office:value-type="float" office:value="3">
            <text:p>3</text:p>
          </table:table-cell>
          <table:table-cell office:value-type="float" office:value="0.415647">
            <text:p>0,415647</text:p>
          </table:table-cell>
          <table:table-cell office:value-type="float" office:value="0.034149">
            <text:p>0,034149</text:p>
          </table:table-cell>
          <table:table-cell/>
          <table:table-cell table:formula="of:=([.$D$228]/[.D230])*[.B230]" office:value-type="float" office:value="1.68936132829658">
            <text:p>1,6893613283</text:p>
          </table:table-cell>
          <table:table-cell table:number-columns-repeated="101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office:value-type="float" office:value="0.544219">
            <text:p>0,544219</text:p>
          </table:table-cell>
          <table:table-cell office:value-type="float" office:value="0.036115">
            <text:p>0,036115</text:p>
          </table:table-cell>
          <table:table-cell/>
          <table:table-cell table:formula="of:=([.$D$228]/[.D231])*[.B231]" office:value-type="float" office:value="2.12986293783746">
            <text:p>2,1298629378</text:p>
          </table:table-cell>
          <table:table-cell table:number-columns-repeated="1018"/>
        </table:table-row>
        <table:table-row table:style-name="ro1">
          <table:table-cell office:value-type="float" office:value="5590">
            <text:p>5590</text:p>
          </table:table-cell>
          <table:table-cell office:value-type="float" office:value="5">
            <text:p>5</text:p>
          </table:table-cell>
          <table:table-cell office:value-type="float" office:value="0.673296">
            <text:p>0,673296</text:p>
          </table:table-cell>
          <table:table-cell office:value-type="float" office:value="0.039886">
            <text:p>0,039886</text:p>
          </table:table-cell>
          <table:table-cell/>
          <table:table-cell table:formula="of:=([.$D$228]/[.D232])*[.B232]" office:value-type="float" office:value="2.41062026776313">
            <text:p>2,4106202678</text:p>
          </table:table-cell>
          <table:table-cell table:number-columns-repeated="1018"/>
        </table:table-row>
        <table:table-row table:style-name="ro1">
          <table:table-cell office:value-type="float" office:value="6123">
            <text:p>6123</text:p>
          </table:table-cell>
          <table:table-cell office:value-type="float" office:value="6">
            <text:p>6</text:p>
          </table:table-cell>
          <table:table-cell office:value-type="float" office:value="0.862803">
            <text:p>0,862803</text:p>
          </table:table-cell>
          <table:table-cell office:value-type="float" office:value="0.06686">
            <text:p>0,06686</text:p>
          </table:table-cell>
          <table:table-cell/>
          <table:table-cell table:formula="of:=([.$D$228]/[.D233])*[.B233]" office:value-type="float" office:value="1.72569548309901">
            <text:p>1,7256954831</text:p>
          </table:table-cell>
          <table:table-cell table:number-columns-repeated="1018"/>
        </table:table-row>
        <table:table-row table:style-name="ro1">
          <table:table-cell office:value-type="float" office:value="6614">
            <text:p>6614</text:p>
          </table:table-cell>
          <table:table-cell office:value-type="float" office:value="7">
            <text:p>7</text:p>
          </table:table-cell>
          <table:table-cell office:value-type="float" office:value="0.976389">
            <text:p>0,976389</text:p>
          </table:table-cell>
          <table:table-cell office:value-type="float" office:value="0.089845">
            <text:p>0,089845</text:p>
          </table:table-cell>
          <table:table-cell/>
          <table:table-cell table:formula="of:=([.$D$228]/[.D234])*[.B234]" office:value-type="float" office:value="1.49824698091157">
            <text:p>1,4982469809</text:p>
          </table:table-cell>
          <table:table-cell table:number-columns-repeated="1018"/>
        </table:table-row>
        <table:table-row table:style-name="ro1">
          <table:table-cell office:value-type="float" office:value="7071">
            <text:p>7071</text:p>
          </table:table-cell>
          <table:table-cell office:value-type="float" office:value="8">
            <text:p>8</text:p>
          </table:table-cell>
          <table:table-cell office:value-type="float" office:value="1.17097">
            <text:p>1,17097</text:p>
          </table:table-cell>
          <table:table-cell office:value-type="float" office:value="0.109399">
            <text:p>0,109399</text:p>
          </table:table-cell>
          <table:table-cell/>
          <table:table-cell table:formula="of:=([.$D$228]/[.D235])*[.B235]" office:value-type="float" office:value="1.40622857612958">
            <text:p>1,4062285761</text:p>
          </table:table-cell>
          <table:table-cell table:number-columns-repeated="1018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">
            <text:p>9</text:p>
          </table:table-cell>
          <table:table-cell office:value-type="float" office:value="1.254975">
            <text:p>1,254975</text:p>
          </table:table-cell>
          <table:table-cell office:value-type="float" office:value="0.114861">
            <text:p>0,114861</text:p>
          </table:table-cell>
          <table:table-cell/>
          <table:table-cell table:formula="of:=([.$D$228]/[.D236])*[.B236]" office:value-type="float" office:value="1.50677775746337">
            <text:p>1,5067777575</text:p>
          </table:table-cell>
          <table:table-cell table:number-columns-repeated="1018"/>
        </table:table-row>
        <table:table-row table:style-name="ro1">
          <table:table-cell office:value-type="float" office:value="7905">
            <text:p>7905</text:p>
          </table:table-cell>
          <table:table-cell office:value-type="float" office:value="10">
            <text:p>10</text:p>
          </table:table-cell>
          <table:table-cell office:value-type="float" office:value="1.444915">
            <text:p>1,444915</text:p>
          </table:table-cell>
          <table:table-cell office:value-type="float" office:value="0.120174">
            <text:p>0,120174</text:p>
          </table:table-cell>
          <table:table-cell/>
          <table:table-cell table:formula="of:=([.$D$228]/[.D237])*[.B237]" office:value-type="float" office:value="1.6001797393779">
            <text:p>1,6001797394</text:p>
          </table:table-cell>
          <table:table-cell table:number-columns-repeated="1018"/>
        </table:table-row>
        <table:table-row table:style-name="ro1">
          <table:table-cell office:value-type="float" office:value="8291">
            <text:p>8291</text:p>
          </table:table-cell>
          <table:table-cell office:value-type="float" office:value="11">
            <text:p>11</text:p>
          </table:table-cell>
          <table:table-cell office:value-type="float" office:value="1.601307">
            <text:p>1,601307</text:p>
          </table:table-cell>
          <table:table-cell office:value-type="float" office:value="0.142804">
            <text:p>0,142804</text:p>
          </table:table-cell>
          <table:table-cell/>
          <table:table-cell table:formula="of:=([.$D$228]/[.D238])*[.B238]" office:value-type="float" office:value="1.48126102910283">
            <text:p>1,4812610291</text:p>
          </table:table-cell>
          <table:table-cell table:number-columns-repeated="1018"/>
        </table:table-row>
        <table:table-row table:style-name="ro1">
          <table:table-cell office:value-type="float" office:value="8660">
            <text:p>8660</text:p>
          </table:table-cell>
          <table:table-cell office:value-type="float" office:value="12">
            <text:p>12</text:p>
          </table:table-cell>
          <table:table-cell office:value-type="float" office:value="1.681344">
            <text:p>1,681344</text:p>
          </table:table-cell>
          <table:table-cell office:value-type="float" office:value="0.163335">
            <text:p>0,163335</text:p>
          </table:table-cell>
          <table:table-cell/>
          <table:table-cell table:formula="of:=([.$D$228]/[.D239])*[.B239]" office:value-type="float" office:value="1.41280191018459">
            <text:p>1,4128019102</text:p>
          </table:table-cell>
          <table:table-cell table:number-columns-repeated="1018"/>
        </table:table-row>
        <table:table-row table:style-name="ro1">
          <table:table-cell office:value-type="float" office:value="9013">
            <text:p>9013</text:p>
          </table:table-cell>
          <table:table-cell office:value-type="float" office:value="13">
            <text:p>13</text:p>
          </table:table-cell>
          <table:table-cell office:value-type="float" office:value="1.892311">
            <text:p>1,892311</text:p>
          </table:table-cell>
          <table:table-cell office:value-type="float" office:value="0.169688">
            <text:p>0,169688</text:p>
          </table:table-cell>
          <table:table-cell/>
          <table:table-cell table:formula="of:=([.$D$228]/[.D240])*[.B240]" office:value-type="float" office:value="1.47323322804205">
            <text:p>1,473233228</text:p>
          </table:table-cell>
          <table:table-cell table:number-columns-repeated="1018"/>
        </table:table-row>
        <table:table-row table:style-name="ro1">
          <table:table-cell office:value-type="float" office:value="9354">
            <text:p>9354</text:p>
          </table:table-cell>
          <table:table-cell office:value-type="float" office:value="14">
            <text:p>14</text:p>
          </table:table-cell>
          <table:table-cell office:value-type="float" office:value="1.950211">
            <text:p>1,950211</text:p>
          </table:table-cell>
          <table:table-cell office:value-type="float" office:value="0.178763">
            <text:p>0,178763</text:p>
          </table:table-cell>
          <table:table-cell/>
          <table:table-cell table:formula="of:=([.$D$228]/[.D241])*[.B241]" office:value-type="float" office:value="1.50601634566437">
            <text:p>1,5060163457</text:p>
          </table:table-cell>
          <table:table-cell table:number-columns-repeated="1018"/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15">
            <text:p>15</text:p>
          </table:table-cell>
          <table:table-cell office:value-type="float" office:value="2.095832">
            <text:p>2,095832</text:p>
          </table:table-cell>
          <table:table-cell office:value-type="float" office:value="0.199558">
            <text:p>0,199558</text:p>
          </table:table-cell>
          <table:table-cell/>
          <table:table-cell table:formula="of:=([.$D$228]/[.D242])*[.B242]" office:value-type="float" office:value="1.44544443219515">
            <text:p>1,4454444322</text:p>
          </table:table-cell>
          <table:table-cell table:number-columns-repeated="101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">
            <text:p>16</text:p>
          </table:table-cell>
          <table:table-cell office:value-type="float" office:value="2.236615">
            <text:p>2,236615</text:p>
          </table:table-cell>
          <table:table-cell office:value-type="float" office:value="0.215478">
            <text:p>0,215478</text:p>
          </table:table-cell>
          <table:table-cell/>
          <table:table-cell table:formula="of:=([.$D$228]/[.D243])*[.B243]" office:value-type="float" office:value="1.42789519115641">
            <text:p>1,4278951912</text:p>
          </table:table-cell>
          <table:table-cell table:number-columns-repeated="1018"/>
        </table:table-row>
        <table:table-row table:style-name="ro1">
          <table:table-cell office:value-type="float" office:value="10307">
            <text:p>10307</text:p>
          </table:table-cell>
          <table:table-cell office:value-type="float" office:value="17">
            <text:p>17</text:p>
          </table:table-cell>
          <table:table-cell office:value-type="float" office:value="2.479002">
            <text:p>2,479002</text:p>
          </table:table-cell>
          <table:table-cell office:value-type="float" office:value="0.224992">
            <text:p>0,224992</text:p>
          </table:table-cell>
          <table:table-cell/>
          <table:table-cell table:formula="of:=([.$D$228]/[.D244])*[.B244]" office:value-type="float" office:value="1.45298499502205">
            <text:p>1,452984995</text:p>
          </table:table-cell>
          <table:table-cell table:number-columns-repeated="1018"/>
        </table:table-row>
        <table:table-row table:style-name="ro1">
          <table:table-cell office:value-type="float" office:value="10606">
            <text:p>10606</text:p>
          </table:table-cell>
          <table:table-cell office:value-type="float" office:value="18">
            <text:p>18</text:p>
          </table:table-cell>
          <table:table-cell office:value-type="float" office:value="2.525175">
            <text:p>2,525175</text:p>
          </table:table-cell>
          <table:table-cell office:value-type="float" office:value="0.248783">
            <text:p>0,248783</text:p>
          </table:table-cell>
          <table:table-cell/>
          <table:table-cell table:formula="of:=([.$D$228]/[.D245])*[.B245]" office:value-type="float" office:value="1.39133300908824">
            <text:p>1,3913330091</text:p>
          </table:table-cell>
          <table:table-cell table:number-columns-repeated="1018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9">09/02/2025</text:date>, <text:time>12.19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09T12:19:25.97</dc:date>
    <dc:creator>Pietro Bertozzi</dc:creator>
    <meta:document-statistic meta:table-count="1" meta:cell-count="1092" meta:object-count="2"/>
    <meta:generator>OpenOffice/4.1.15$Win32 OpenOffice.org_project/4115m2$Build-981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font-size="16pt" style:font-size-asian="13pt" style:font-size-complex="13pt"/>
    </style:style>
    <style:style style:name="ch3" style:family="chart">
      <style:graphic-properties draw:stroke="none" draw:fill="none" draw:fill-color="#d9d9d9"/>
      <style:text-properties fo:color="#000000" fo:font-family="'Aptos Narrow'" fo:font-size="14pt" style:font-size-asian="15pt" style:font-size-complex="15pt"/>
    </style:style>
    <style:style style:name="ch4" style:family="chart">
      <style:chart-properties chart:symbol-type="automatic" chart:include-hidden-cells="fals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d9d9d9"/>
      <style:text-properties fo:color="#000000" fo:font-family="'Aptos Narrow'" fo:font-size="9pt" style:font-size-asian="9pt" style:font-size-complex="9pt"/>
    </style:style>
    <style:style style:name="ch6" style:family="chart">
      <style:chart-properties style:rotation-angle="0"/>
      <style:text-properties fo:color="#000000" fo:font-family="'Aptos Narrow'" fo:font-size="18pt" style:font-size-asian="18pt" style:font-size-complex="18pt"/>
    </style:style>
    <style:style style:name="ch7" style:family="chart" style:data-style-name="N8000">
      <style:chart-properties chart:display-label="true" chart:tick-marks-major-inner="false" chart:tick-marks-major-outer="false" chart:logarithmic="false" chart:maximum="3" chart:interval-major="1" chart:reverse-direction="false" text:line-break="false" chart:axis-position="1" chart:tick-mark-position="at-axis"/>
      <style:graphic-properties draw:stroke="none" svg:stroke-width="0.035cm" svg:stroke-color="#b3b3b3"/>
      <style:text-properties fo:color="#000000" fo:font-family="'Aptos Narrow'" fo:font-size="9pt" style:font-size-asian="9pt" style:font-size-complex="9pt"/>
    </style:style>
    <style:style style:name="ch8" style:family="chart">
      <style:chart-properties style:rotation-angle="90"/>
      <style:text-properties fo:color="#000000" fo:font-family="'Aptos Narrow'" fo:font-size="18pt" style:font-size-asian="18pt" style:font-size-complex="18pt"/>
    </style:style>
    <style:style style:name="ch9" style:family="chart">
      <style:graphic-properties svg:stroke-width="0.026cm" svg:stroke-color="#d9d9d9"/>
    </style:style>
    <style:style style:name="ch1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156082" draw:fill-color="#156082"/>
      <style:text-properties fo:color="#000000" fo:font-family="'Aptos Narrow'" fo:font-size="10pt" style:font-size-asian="10pt" style:font-size-complex="10pt"/>
    </style:style>
    <style:style style:name="ch1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e97132" draw:fill-color="#e97132"/>
      <style:text-properties fo:color="#000000" fo:font-family="'Aptos Narrow'" fo:font-size="10pt" style:font-size-asian="10pt" style:font-size-complex="10pt"/>
    </style:style>
    <style:style style:name="ch1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196b24" draw:fill-color="#196b24"/>
      <style:text-properties fo:color="#000000" fo:font-family="'Aptos Narrow'" fo:font-size="10pt" style:font-size-asian="10pt" style:font-size-complex="10pt"/>
    </style:style>
    <style:style style:name="ch1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0f9ed5" draw:fill-color="#0f9ed5"/>
      <style:text-properties fo:color="#000000" fo:font-family="'Aptos Narrow'" fo:font-size="10pt" style:font-size-asian="10pt" style:font-size-complex="10pt"/>
    </style:style>
    <style:style style:name="ch1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a02b93" draw:fill-color="#a02b93"/>
      <style:text-properties fo:color="#000000" fo:font-family="'Aptos Narrow'" fo:font-size="10pt" style:font-size-asian="10pt" style:font-size-complex="10pt"/>
    </style:style>
    <style:style style:name="ch1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ea72e" draw:fill-color="#4ea72e"/>
      <style:text-properties fo:color="#000000" fo:font-family="'Aptos Narrow'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5.001cm" svg:height="20.001cm" xlink:href=".." xlink:type="simple" chart:class="chart:line" chart:style-name="ch1">
        <chart:title svg:x="8.994cm" svg:y="0.438cm" chart:style-name="ch2">
          <text:p>MPI STRONG SCALABILITY</text:p>
        </chart:title>
        <chart:legend svg:x="16.24cm" svg:y="2.312cm" style:legend-expansion="custom" chartooo:width="7.617cm" chartooo:height="5.298cm" style:legend-expansion-aspect-ratio="1.43771234428086" chart:style-name="ch3"/>
        <chart:plot-area chart:style-name="ch4" table:cell-range-address="Sheet1.H7:Sheet1.H12 Sheet1.F1:Sheet1.F18 Sheet1.F21:Sheet1.F38 Sheet1.F41:Sheet1.F58 Sheet1.F61:Sheet1.F78 Sheet1.F81:Sheet1.F98 Sheet1.F101:Sheet1.F118" chart:data-source-has-labels="row" svg:x="0.938cm" svg:y="2.101cm" svg:width="23.049cm" svg:height="16.636cm">
          <chartooo:coordinate-region svg:x="1.171cm" svg:y="2.314cm" svg:width="22.682cm" svg:height="15.9cm"/>
          <chart:axis chart:dimension="x" chart:name="primary-x" chart:style-name="ch5">
            <chart:title svg:x="11.811cm" svg:y="18.683cm" chart:style-name="ch6">
              <text:p>PROCESSI</text:p>
            </chart:title>
          </chart:axis>
          <chart:axis chart:dimension="y" chart:name="primary-y" chart:style-name="ch7">
            <chart:title svg:x="0.42cm" svg:y="10.809cm" chart:style-name="ch8">
              <text:p>SPEEDUP</text:p>
            </chart:title>
            <chart:grid chart:style-name="ch9" chart:class="major"/>
          </chart:axis>
          <chart:series chart:style-name="ch10" chart:values-cell-range-address="Sheet1.F1:Sheet1.F18" chart:label-cell-address="Sheet1.H7:Sheet1.H7" chart:class="chart:line">
            <chart:data-point chart:repeated="18"/>
          </chart:series>
          <chart:series chart:style-name="ch11" chart:values-cell-range-address="Sheet1.F21:Sheet1.F38" chart:label-cell-address="Sheet1.H8:Sheet1.H8" chart:class="chart:line">
            <chart:data-point chart:repeated="18"/>
          </chart:series>
          <chart:series chart:style-name="ch12" chart:values-cell-range-address="Sheet1.F41:Sheet1.F58" chart:label-cell-address="Sheet1.H9:Sheet1.H9" chart:class="chart:line">
            <chart:data-point chart:repeated="18"/>
          </chart:series>
          <chart:series chart:style-name="ch13" chart:values-cell-range-address="Sheet1.F61:Sheet1.F78" chart:label-cell-address="Sheet1.H10:Sheet1.H10" chart:class="chart:line">
            <chart:data-point chart:repeated="18"/>
          </chart:series>
          <chart:series chart:style-name="ch14" chart:values-cell-range-address="Sheet1.F81:Sheet1.F98" chart:label-cell-address="Sheet1.H11:Sheet1.H11" chart:class="chart:line">
            <chart:data-point chart:repeated="18"/>
          </chart:series>
          <chart:series chart:style-name="ch15" chart:values-cell-range-address="Sheet1.F101:Sheet1.F118" chart:label-cell-address="Sheet1.H12:Sheet1.H12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  <draw:g>
                  <svg:desc>Sheet1.H7:Sheet1.H7</svg:desc>
                </draw:g>
              </table:table-cell>
              <table:table-cell office:value-type="string">
                <text:p>4000</text:p>
                <draw:g>
                  <svg:desc>Sheet1.H8:Sheet1.H8</svg:desc>
                </draw:g>
              </table:table-cell>
              <table:table-cell office:value-type="string">
                <text:p>8000</text:p>
                <draw:g>
                  <svg:desc>Sheet1.H9:Sheet1.H9</svg:desc>
                </draw:g>
              </table:table-cell>
              <table:table-cell office:value-type="string">
                <text:p>16000</text:p>
                <draw:g>
                  <svg:desc>Sheet1.H10:Sheet1.H10</svg:desc>
                </draw:g>
              </table:table-cell>
              <table:table-cell office:value-type="string">
                <text:p>32000</text:p>
                <draw:g>
                  <svg:desc>Sheet1.H11:Sheet1.H11</svg:desc>
                </draw:g>
              </table:table-cell>
              <table:table-cell office:value-type="string">
                <text:p>40000</text:p>
                <draw:g>
                  <svg:desc>Sheet1.H12:Sheet1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:Sheet1.F18</svg:desc>
                </draw:g>
              </table:table-cell>
              <table:table-cell office:value-type="float" office:value="1">
                <text:p>1</text:p>
                <draw:g>
                  <svg:desc>Sheet1.F21:Sheet1.F38</svg:desc>
                </draw:g>
              </table:table-cell>
              <table:table-cell office:value-type="float" office:value="1">
                <text:p>1</text:p>
                <draw:g>
                  <svg:desc>Sheet1.F41:Sheet1.F58</svg:desc>
                </draw:g>
              </table:table-cell>
              <table:table-cell office:value-type="float" office:value="1">
                <text:p>1</text:p>
                <draw:g>
                  <svg:desc>Sheet1.F61:Sheet1.F78</svg:desc>
                </draw:g>
              </table:table-cell>
              <table:table-cell office:value-type="float" office:value="1">
                <text:p>1</text:p>
                <draw:g>
                  <svg:desc>Sheet1.F81:Sheet1.F98</svg:desc>
                </draw:g>
              </table:table-cell>
              <table:table-cell office:value-type="float" office:value="1">
                <text:p>1</text:p>
                <draw:g>
                  <svg:desc>Sheet1.F101:Sheet1.F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7304152474817">
                <text:p>0.797304152474817</text:p>
              </table:table-cell>
              <table:table-cell office:value-type="float" office:value="1.25980127859509">
                <text:p>1.25980127859509</text:p>
              </table:table-cell>
              <table:table-cell office:value-type="float" office:value="1.33047693990237">
                <text:p>1.33047693990237</text:p>
              </table:table-cell>
              <table:table-cell office:value-type="float" office:value="1.31568726624388">
                <text:p>1.31568726624388</text:p>
              </table:table-cell>
              <table:table-cell office:value-type="float" office:value="1.33679557038935">
                <text:p>1.33679557038935</text:p>
              </table:table-cell>
              <table:table-cell office:value-type="float" office:value="1.27126054203718">
                <text:p>1.27126054203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8303206997085">
                <text:p>1.28303206997085</text:p>
              </table:table-cell>
              <table:table-cell office:value-type="float" office:value="1.61556696957724">
                <text:p>1.61556696957724</text:p>
              </table:table-cell>
              <table:table-cell office:value-type="float" office:value="1.62154276286381">
                <text:p>1.62154276286381</text:p>
              </table:table-cell>
              <table:table-cell office:value-type="float" office:value="1.72532026042302">
                <text:p>1.72532026042302</text:p>
              </table:table-cell>
              <table:table-cell office:value-type="float" office:value="1.79218707648479">
                <text:p>1.79218707648479</text:p>
              </table:table-cell>
              <table:table-cell office:value-type="float" office:value="1.74752819765308">
                <text:p>1.74752819765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1878808020383">
                <text:p>1.21878808020383</text:p>
              </table:table-cell>
              <table:table-cell office:value-type="float" office:value="1.71860880529579">
                <text:p>1.71860880529579</text:p>
              </table:table-cell>
              <table:table-cell office:value-type="float" office:value="2.11547963652172">
                <text:p>2.11547963652172</text:p>
              </table:table-cell>
              <table:table-cell office:value-type="float" office:value="2.09827693652425">
                <text:p>2.09827693652425</text:p>
              </table:table-cell>
              <table:table-cell office:value-type="float" office:value="2.20467030188292">
                <text:p>2.20467030188292</text:p>
              </table:table-cell>
              <table:table-cell office:value-type="float" office:value="2.16924158784537">
                <text:p>2.16924158784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942071386776">
                <text:p>1.60942071386776</text:p>
              </table:table-cell>
              <table:table-cell office:value-type="float" office:value="2.32153671461014">
                <text:p>2.32153671461014</text:p>
              </table:table-cell>
              <table:table-cell office:value-type="float" office:value="2.37999976141908">
                <text:p>2.37999976141908</text:p>
              </table:table-cell>
              <table:table-cell office:value-type="float" office:value="2.43728965461052">
                <text:p>2.43728965461052</text:p>
              </table:table-cell>
              <table:table-cell office:value-type="float" office:value="2.56598514746584">
                <text:p>2.56598514746584</text:p>
              </table:table-cell>
              <table:table-cell office:value-type="float" office:value="2.46080648363564">
                <text:p>2.46080648363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47901459854">
                <text:p>1.2547901459854</text:p>
              </table:table-cell>
              <table:table-cell office:value-type="float" office:value="1.77461121157324">
                <text:p>1.77461121157324</text:p>
              </table:table-cell>
              <table:table-cell office:value-type="float" office:value="1.65374700562818">
                <text:p>1.65374700562818</text:p>
              </table:table-cell>
              <table:table-cell office:value-type="float" office:value="1.70551112728899">
                <text:p>1.70551112728899</text:p>
              </table:table-cell>
              <table:table-cell office:value-type="float" office:value="1.71722754869073">
                <text:p>1.71722754869073</text:p>
              </table:table-cell>
              <table:table-cell office:value-type="float" office:value="1.69401788837046">
                <text:p>1.69401788837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3161311989253">
                <text:p>1.23161311989253</text:p>
              </table:table-cell>
              <table:table-cell office:value-type="float" office:value="1.66784500339905">
                <text:p>1.66784500339905</text:p>
              </table:table-cell>
              <table:table-cell office:value-type="float" office:value="1.4913514725669">
                <text:p>1.4913514725669</text:p>
              </table:table-cell>
              <table:table-cell office:value-type="float" office:value="1.48741559238797">
                <text:p>1.48741559238797</text:p>
              </table:table-cell>
              <table:table-cell office:value-type="float" office:value="1.5165437807035">
                <text:p>1.5165437807035</text:p>
              </table:table-cell>
              <table:table-cell office:value-type="float" office:value="1.48176000068665">
                <text:p>1.48176000068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006241949866">
                <text:p>1.09006241949866</text:p>
              </table:table-cell>
              <table:table-cell office:value-type="float" office:value="1.38939857288481">
                <text:p>1.38939857288481</text:p>
              </table:table-cell>
              <table:table-cell office:value-type="float" office:value="1.35084464606114">
                <text:p>1.35084464606114</text:p>
              </table:table-cell>
              <table:table-cell office:value-type="float" office:value="1.3685098611226">
                <text:p>1.3685098611226</text:p>
              </table:table-cell>
              <table:table-cell office:value-type="float" office:value="1.38471261452023">
                <text:p>1.38471261452023</text:p>
              </table:table-cell>
              <table:table-cell office:value-type="float" office:value="1.34902956718794">
                <text:p>1.34902956718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0494603249911">
                <text:p>1.30494603249911</text:p>
              </table:table-cell>
              <table:table-cell office:value-type="float" office:value="1.65708689338422">
                <text:p>1.65708689338422</text:p>
              </table:table-cell>
              <table:table-cell office:value-type="float" office:value="1.51194319404659">
                <text:p>1.51194319404659</text:p>
              </table:table-cell>
              <table:table-cell office:value-type="float" office:value="1.44397288732198">
                <text:p>1.44397288732198</text:p>
              </table:table-cell>
              <table:table-cell office:value-type="float" office:value="1.54547406057797">
                <text:p>1.54547406057797</text:p>
              </table:table-cell>
              <table:table-cell office:value-type="float" office:value="1.4578259621254">
                <text:p>1.4578259621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1341127164443">
                <text:p>1.21341127164443</text:p>
              </table:table-cell>
              <table:table-cell office:value-type="float" office:value="1.81545064377682">
                <text:p>1.81545064377682</text:p>
              </table:table-cell>
              <table:table-cell office:value-type="float" office:value="1.51416927233539">
                <text:p>1.51416927233539</text:p>
              </table:table-cell>
              <table:table-cell office:value-type="float" office:value="1.54541263896202">
                <text:p>1.54541263896202</text:p>
              </table:table-cell>
              <table:table-cell office:value-type="float" office:value="1.59204187352913">
                <text:p>1.59204187352913</text:p>
              </table:table-cell>
              <table:table-cell office:value-type="float" office:value="1.55736979218685">
                <text:p>1.55736979218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419616519174">
                <text:p>1.01419616519174</text:p>
              </table:table-cell>
              <table:table-cell office:value-type="float" office:value="1.61705773793831">
                <text:p>1.61705773793831</text:p>
              </table:table-cell>
              <table:table-cell office:value-type="float" office:value="1.41226145308341">
                <text:p>1.41226145308341</text:p>
              </table:table-cell>
              <table:table-cell office:value-type="float" office:value="1.45044364629139">
                <text:p>1.45044364629139</text:p>
              </table:table-cell>
              <table:table-cell office:value-type="float" office:value="1.4761233993722">
                <text:p>1.4761233993722</text:p>
              </table:table-cell>
              <table:table-cell office:value-type="float" office:value="1.45111259742958">
                <text:p>1.4511125974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606944957518">
                <text:p>1.01606944957518</text:p>
              </table:table-cell>
              <table:table-cell office:value-type="float" office:value="1.50275633958104">
                <text:p>1.50275633958104</text:p>
              </table:table-cell>
              <table:table-cell office:value-type="float" office:value="1.37398077240923">
                <text:p>1.37398077240923</text:p>
              </table:table-cell>
              <table:table-cell office:value-type="float" office:value="1.37782883583496">
                <text:p>1.37782883583496</text:p>
              </table:table-cell>
              <table:table-cell office:value-type="float" office:value="1.41028419001451">
                <text:p>1.41028419001451</text:p>
              </table:table-cell>
              <table:table-cell office:value-type="float" office:value="1.36864601377526">
                <text:p>1.36864601377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3672325562505">
                <text:p>0.893672325562505</text:p>
              </table:table-cell>
              <table:table-cell office:value-type="float" office:value="1.64503151401368">
                <text:p>1.64503151401368</text:p>
              </table:table-cell>
              <table:table-cell office:value-type="float" office:value="1.47472798770031">
                <text:p>1.47472798770031</text:p>
              </table:table-cell>
              <table:table-cell office:value-type="float" office:value="1.47920078050562">
                <text:p>1.47920078050562</text:p>
              </table:table-cell>
              <table:table-cell office:value-type="float" office:value="1.5384140236242">
                <text:p>1.5384140236242</text:p>
              </table:table-cell>
              <table:table-cell office:value-type="float" office:value="1.48677604099384">
                <text:p>1.48677604099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1260929590428">
                <text:p>1.01260929590428</text:p>
              </table:table-cell>
              <table:table-cell office:value-type="float" office:value="1.44572775486152">
                <text:p>1.44572775486152</text:p>
              </table:table-cell>
              <table:table-cell office:value-type="float" office:value="1.80313245607693">
                <text:p>1.80313245607693</text:p>
              </table:table-cell>
              <table:table-cell office:value-type="float" office:value="1.50410165768079">
                <text:p>1.50410165768079</text:p>
              </table:table-cell>
              <table:table-cell office:value-type="float" office:value="1.48121224675537">
                <text:p>1.48121224675537</text:p>
              </table:table-cell>
              <table:table-cell office:value-type="float" office:value="1.49932180836628">
                <text:p>1.49932180836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450855551134">
                <text:p>1.09450855551134</text:p>
              </table:table-cell>
              <table:table-cell office:value-type="float" office:value="1.50487640311599">
                <text:p>1.50487640311599</text:p>
              </table:table-cell>
              <table:table-cell office:value-type="float" office:value="1.71802908834141">
                <text:p>1.71802908834141</text:p>
              </table:table-cell>
              <table:table-cell office:value-type="float" office:value="1.39575986950132">
                <text:p>1.39575986950132</text:p>
              </table:table-cell>
              <table:table-cell office:value-type="float" office:value="1.44935872390459">
                <text:p>1.44935872390459</text:p>
              </table:table-cell>
              <table:table-cell office:value-type="float" office:value="1.41217845119026">
                <text:p>1.41217845119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6227627351996">
                <text:p>1.26227627351996</text:p>
              </table:table-cell>
              <table:table-cell office:value-type="float" office:value="1.54530280603408">
                <text:p>1.54530280603408</text:p>
              </table:table-cell>
              <table:table-cell office:value-type="float" office:value="1.66294092151764">
                <text:p>1.66294092151764</text:p>
              </table:table-cell>
              <table:table-cell office:value-type="float" office:value="1.35482910106919">
                <text:p>1.35482910106919</text:p>
              </table:table-cell>
              <table:table-cell office:value-type="float" office:value="1.39816465140188">
                <text:p>1.39816465140188</text:p>
              </table:table-cell>
              <table:table-cell office:value-type="float" office:value="1.38527438333281">
                <text:p>1.38527438333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0108798486282">
                <text:p>1.30108798486282</text:p>
              </table:table-cell>
              <table:table-cell office:value-type="float" office:value="1.53654412225215">
                <text:p>1.53654412225215</text:p>
              </table:table-cell>
              <table:table-cell office:value-type="float" office:value="1.79725249977479">
                <text:p>1.79725249977479</text:p>
              </table:table-cell>
              <table:table-cell office:value-type="float" office:value="1.44477756663527">
                <text:p>1.44477756663527</text:p>
              </table:table-cell>
              <table:table-cell office:value-type="float" office:value="1.49025888295194">
                <text:p>1.49025888295194</text:p>
              </table:table-cell>
              <table:table-cell office:value-type="float" office:value="1.44090379986437">
                <text:p>1.440903799864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667947662183">
                <text:p>1.00667947662183</text:p>
              </table:table-cell>
              <table:table-cell office:value-type="float" office:value="1.51894502228826">
                <text:p>1.51894502228826</text:p>
              </table:table-cell>
              <table:table-cell office:value-type="float" office:value="1.7283729230556">
                <text:p>1.7283729230556</text:p>
              </table:table-cell>
              <table:table-cell office:value-type="float" office:value="1.38768399079377">
                <text:p>1.38768399079377</text:p>
              </table:table-cell>
              <table:table-cell office:value-type="float" office:value="1.40720112948418">
                <text:p>1.40720112948418</text:p>
              </table:table-cell>
              <table:table-cell office:value-type="float" office:value="1.38647115058351">
                <text:p>1.38647115058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'Aptos Narrow'" fo:font-size="16pt" style:font-size-asian="14pt" style:font-size-complex="14pt"/>
    </style:style>
    <style:style style:name="ch3" style:family="chart">
      <style:graphic-properties draw:stroke="none" draw:fill="none" draw:fill-color="#d9d9d9"/>
      <style:text-properties fo:color="#000000" fo:font-family="'Aptos Narrow'" fo:font-size="14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d9d9d9"/>
      <style:text-properties fo:color="#000000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000000" fo:font-family="'Aptos Narrow'" fo:font-size="18pt" style:font-size-asian="18pt" style:font-size-complex="18pt"/>
    </style:style>
    <style:style style:name="ch7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draw:stroke="none" svg:stroke-width="0.035cm" svg:stroke-color="#b3b3b3"/>
      <style:text-properties fo:color="#000000" fo:font-family="'Aptos Narrow'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000000" fo:font-family="'Aptos Narrow'" fo:font-size="18pt" style:font-size-asian="18pt" style:font-size-complex="18pt"/>
    </style:style>
    <style:style style:name="ch9" style:family="chart">
      <style:graphic-properties svg:stroke-width="0.026cm" svg:stroke-color="#d9d9d9"/>
    </style:style>
    <style:style style:name="ch10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156082" draw:fill-color="#156082"/>
      <style:text-properties fo:color="#000000" fo:font-family="'Aptos Narrow'" fo:font-size="10pt" style:font-size-asian="10pt" style:font-size-complex="10pt"/>
    </style:style>
    <style:style style:name="ch11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e97132" draw:fill-color="#e97132"/>
      <style:text-properties fo:color="#000000" fo:font-family="'Aptos Narrow'" fo:font-size="10pt" style:font-size-asian="10pt" style:font-size-complex="10pt"/>
    </style:style>
    <style:style style:name="ch12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196b24" draw:fill-color="#196b24"/>
      <style:text-properties fo:color="#000000" fo:font-family="'Aptos Narrow'" fo:font-size="10pt" style:font-size-asian="10pt" style:font-size-complex="10pt"/>
    </style:style>
    <style:style style:name="ch13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0f9ed5" draw:fill-color="#0f9ed5"/>
      <style:text-properties fo:color="#000000" fo:font-family="'Aptos Narrow'" fo:font-size="10pt" style:font-size-asian="10pt" style:font-size-complex="10pt"/>
    </style:style>
    <style:style style:name="ch14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a02b93" draw:fill-color="#a02b93"/>
      <style:text-properties fo:color="#000000" fo:font-family="'Aptos Narrow'" fo:font-size="10pt" style:font-size-asian="10pt" style:font-size-complex="10pt"/>
    </style:style>
    <style:style style:name="ch15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ea72e" draw:fill-color="#4ea72e"/>
      <style:text-properties fo:color="#000000" fo:font-family="'Aptos Narrow'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5.001cm" svg:height="20.001cm" xlink:href=".." xlink:type="simple" chart:class="chart:line" chart:style-name="ch1">
        <chart:title svg:x="10.639cm" svg:y="0.33cm" chart:style-name="ch2">
          <text:p>MPI  WEAK SCALABILITY</text:p>
        </chart:title>
        <chart:legend svg:x="15.925cm" svg:y="2.298cm" style:legend-expansion="custom" chartooo:width="6.7cm" chartooo:height="5.259cm" style:legend-expansion-aspect-ratio="1.27400646510744" chart:style-name="ch3"/>
        <chart:plot-area chart:style-name="ch4" table:cell-range-address="Sheet1.H13:Sheet1.H18 Sheet1.F128:Sheet1.F145 Sheet1.F148:Sheet1.F165 Sheet1.F168:Sheet1.F185 Sheet1.F188:Sheet1.F205 Sheet1.F208:Sheet1.F225 Sheet1.F228:Sheet1.F245" chart:data-source-has-labels="row" svg:x="1.248cm" svg:y="2.086cm" svg:width="22.392cm" svg:height="16.666cm">
          <chartooo:coordinate-region svg:x="1.693cm" svg:y="2.298cm" svg:width="21.813cm" svg:height="15.931cm"/>
          <chart:axis chart:dimension="x" chart:name="primary-x" chart:style-name="ch5">
            <chart:title svg:x="11.02cm" svg:y="18.851cm" chart:style-name="ch6">
              <text:p>PROCESSI</text:p>
            </chart:title>
          </chart:axis>
          <chart:axis chart:dimension="y" chart:name="primary-y" chart:style-name="ch7">
            <chart:title svg:x="0cm" svg:y="12.862cm" chart:style-name="ch8">
              <text:p>SCALED SPEEDUP</text:p>
            </chart:title>
            <chart:grid chart:style-name="ch9" chart:class="major"/>
          </chart:axis>
          <chart:series chart:style-name="ch10" chart:values-cell-range-address="Sheet1.F128:Sheet1.F145" chart:label-cell-address="Sheet1.H13:Sheet1.H13" chart:class="chart:line">
            <chart:data-point chart:repeated="18"/>
          </chart:series>
          <chart:series chart:style-name="ch11" chart:values-cell-range-address="Sheet1.F148:Sheet1.F165" chart:label-cell-address="Sheet1.H14:Sheet1.H14" chart:class="chart:line">
            <chart:data-point chart:repeated="18"/>
          </chart:series>
          <chart:series chart:style-name="ch12" chart:values-cell-range-address="Sheet1.F168:Sheet1.F185" chart:label-cell-address="Sheet1.H15:Sheet1.H15" chart:class="chart:line">
            <chart:data-point chart:repeated="18"/>
          </chart:series>
          <chart:series chart:style-name="ch13" chart:values-cell-range-address="Sheet1.F188:Sheet1.F205" chart:label-cell-address="Sheet1.H16:Sheet1.H16" chart:class="chart:line">
            <chart:data-point chart:repeated="18"/>
          </chart:series>
          <chart:series chart:style-name="ch14" chart:values-cell-range-address="Sheet1.F208:Sheet1.F225" chart:label-cell-address="Sheet1.H17:Sheet1.H17" chart:class="chart:line">
            <chart:data-point chart:repeated="18"/>
          </chart:series>
          <chart:series chart:style-name="ch15" chart:values-cell-range-address="Sheet1.F228:Sheet1.F245" chart:label-cell-address="Sheet1.H18:Sheet1.H18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  <draw:g>
                  <svg:desc>Sheet1.H13:Sheet1.H13</svg:desc>
                </draw:g>
              </table:table-cell>
              <table:table-cell office:value-type="string">
                <text:p>2100</text:p>
                <draw:g>
                  <svg:desc>Sheet1.H14:Sheet1.H14</svg:desc>
                </draw:g>
              </table:table-cell>
              <table:table-cell office:value-type="string">
                <text:p>2200</text:p>
                <draw:g>
                  <svg:desc>Sheet1.H15:Sheet1.H15</svg:desc>
                </draw:g>
              </table:table-cell>
              <table:table-cell office:value-type="string">
                <text:p>2300</text:p>
                <draw:g>
                  <svg:desc>Sheet1.H16:Sheet1.H16</svg:desc>
                </draw:g>
              </table:table-cell>
              <table:table-cell office:value-type="string">
                <text:p>2400</text:p>
                <draw:g>
                  <svg:desc>Sheet1.H17:Sheet1.H17</svg:desc>
                </draw:g>
              </table:table-cell>
              <table:table-cell office:value-type="string">
                <text:p>2500</text:p>
                <draw:g>
                  <svg:desc>Sheet1.H18:Sheet1.H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28:Sheet1.F145</svg:desc>
                </draw:g>
              </table:table-cell>
              <table:table-cell office:value-type="float" office:value="1">
                <text:p>1</text:p>
                <draw:g>
                  <svg:desc>Sheet1.F148:Sheet1.F165</svg:desc>
                </draw:g>
              </table:table-cell>
              <table:table-cell office:value-type="float" office:value="1">
                <text:p>1</text:p>
                <draw:g>
                  <svg:desc>Sheet1.F168:Sheet1.F185</svg:desc>
                </draw:g>
              </table:table-cell>
              <table:table-cell office:value-type="float" office:value="1">
                <text:p>1</text:p>
                <draw:g>
                  <svg:desc>Sheet1.F188:Sheet1.F205</svg:desc>
                </draw:g>
              </table:table-cell>
              <table:table-cell office:value-type="float" office:value="1">
                <text:p>1</text:p>
                <draw:g>
                  <svg:desc>Sheet1.F208:Sheet1.F225</svg:desc>
                </draw:g>
              </table:table-cell>
              <table:table-cell office:value-type="float" office:value="1">
                <text:p>1</text:p>
                <draw:g>
                  <svg:desc>Sheet1.F228:Sheet1.F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8175765645806">
                <text:p>1.18175765645806</text:p>
              </table:table-cell>
              <table:table-cell office:value-type="float" office:value="1.22292925512005">
                <text:p>1.22292925512005</text:p>
              </table:table-cell>
              <table:table-cell office:value-type="float" office:value="1.35862252124646">
                <text:p>1.35862252124646</text:p>
              </table:table-cell>
              <table:table-cell office:value-type="float" office:value="1.24716988679547">
                <text:p>1.24716988679547</text:p>
              </table:table-cell>
              <table:table-cell office:value-type="float" office:value="1.37964179776968">
                <text:p>1.37964179776968</text:p>
              </table:table-cell>
              <table:table-cell office:value-type="float" office:value="1.31550143658503">
                <text:p>1.31550143658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2298079853703">
                <text:p>1.62298079853703</text:p>
              </table:table-cell>
              <table:table-cell office:value-type="float" office:value="1.60296247838886">
                <text:p>1.60296247838886</text:p>
              </table:table-cell>
              <table:table-cell office:value-type="float" office:value="1.74576271186441">
                <text:p>1.74576271186441</text:p>
              </table:table-cell>
              <table:table-cell office:value-type="float" office:value="1.61109962794543">
                <text:p>1.61109962794543</text:p>
              </table:table-cell>
              <table:table-cell office:value-type="float" office:value="1.73468038900954">
                <text:p>1.73468038900954</text:p>
              </table:table-cell>
              <table:table-cell office:value-type="float" office:value="1.68936132829658">
                <text:p>1.68936132829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730443240239">
                <text:p>1.9730443240239</text:p>
              </table:table-cell>
              <table:table-cell office:value-type="float" office:value="1.94019088016967">
                <text:p>1.94019088016967</text:p>
              </table:table-cell>
              <table:table-cell office:value-type="float" office:value="2.02273551023098">
                <text:p>2.02273551023098</text:p>
              </table:table-cell>
              <table:table-cell office:value-type="float" office:value="2.03418803418803">
                <text:p>2.03418803418803</text:p>
              </table:table-cell>
              <table:table-cell office:value-type="float" office:value="2.20340609258815">
                <text:p>2.20340609258815</text:p>
              </table:table-cell>
              <table:table-cell office:value-type="float" office:value="2.12986293783746">
                <text:p>2.12986293783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8336135142892">
                <text:p>2.18336135142892</text:p>
              </table:table-cell>
              <table:table-cell office:value-type="float" office:value="2.18191879102427">
                <text:p>2.18191879102427</text:p>
              </table:table-cell>
              <table:table-cell office:value-type="float" office:value="2.40412933141174">
                <text:p>2.40412933141174</text:p>
              </table:table-cell>
              <table:table-cell office:value-type="float" office:value="2.23107968857339">
                <text:p>2.23107968857339</text:p>
              </table:table-cell>
              <table:table-cell office:value-type="float" office:value="2.44139690639451">
                <text:p>2.44139690639451</text:p>
              </table:table-cell>
              <table:table-cell office:value-type="float" office:value="2.41062026776313">
                <text:p>2.41062026776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0641172857639">
                <text:p>1.70641172857639</text:p>
              </table:table-cell>
              <table:table-cell office:value-type="float" office:value="1.75316213108471">
                <text:p>1.75316213108471</text:p>
              </table:table-cell>
              <table:table-cell office:value-type="float" office:value="1.73018169519551">
                <text:p>1.73018169519551</text:p>
              </table:table-cell>
              <table:table-cell office:value-type="float" office:value="1.60885494607565">
                <text:p>1.60885494607565</text:p>
              </table:table-cell>
              <table:table-cell office:value-type="float" office:value="1.79241938893315">
                <text:p>1.79241938893315</text:p>
              </table:table-cell>
              <table:table-cell office:value-type="float" office:value="1.72569548309901">
                <text:p>1.72569548309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542259100196">
                <text:p>1.5542259100196</text:p>
              </table:table-cell>
              <table:table-cell office:value-type="float" office:value="1.52961972100134">
                <text:p>1.52961972100134</text:p>
              </table:table-cell>
              <table:table-cell office:value-type="float" office:value="1.56878751149988">
                <text:p>1.56878751149988</text:p>
              </table:table-cell>
              <table:table-cell office:value-type="float" office:value="1.43719049625961">
                <text:p>1.43719049625961</text:p>
              </table:table-cell>
              <table:table-cell office:value-type="float" office:value="1.56839884386014">
                <text:p>1.56839884386014</text:p>
              </table:table-cell>
              <table:table-cell office:value-type="float" office:value="1.49824698091157">
                <text:p>1.49824698091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9065713446283">
                <text:p>1.39065713446283</text:p>
              </table:table-cell>
              <table:table-cell office:value-type="float" office:value="1.35233421044851">
                <text:p>1.35233421044851</text:p>
              </table:table-cell>
              <table:table-cell office:value-type="float" office:value="1.47537161877982">
                <text:p>1.47537161877982</text:p>
              </table:table-cell>
              <table:table-cell office:value-type="float" office:value="1.32792418676463">
                <text:p>1.32792418676463</text:p>
              </table:table-cell>
              <table:table-cell office:value-type="float" office:value="1.44955322800166">
                <text:p>1.44955322800166</text:p>
              </table:table-cell>
              <table:table-cell office:value-type="float" office:value="1.40622857612958">
                <text:p>1.40622857612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5487386539571">
                <text:p>1.45487386539571</text:p>
              </table:table-cell>
              <table:table-cell office:value-type="float" office:value="1.5179203539823">
                <text:p>1.5179203539823</text:p>
              </table:table-cell>
              <table:table-cell office:value-type="float" office:value="1.48267459584791">
                <text:p>1.48267459584791</text:p>
              </table:table-cell>
              <table:table-cell office:value-type="float" office:value="1.39611320078811">
                <text:p>1.39611320078811</text:p>
              </table:table-cell>
              <table:table-cell office:value-type="float" office:value="1.57670999055965">
                <text:p>1.57670999055965</text:p>
              </table:table-cell>
              <table:table-cell office:value-type="float" office:value="1.50677775746337">
                <text:p>1.50677775746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885373736176">
                <text:p>1.57885373736176</text:p>
              </table:table-cell>
              <table:table-cell office:value-type="float" office:value="1.6038542996199">
                <text:p>1.6038542996199</text:p>
              </table:table-cell>
              <table:table-cell office:value-type="float" office:value="1.58797661544829">
                <text:p>1.58797661544829</text:p>
              </table:table-cell>
              <table:table-cell office:value-type="float" office:value="1.47890597577057">
                <text:p>1.47890597577057</text:p>
              </table:table-cell>
              <table:table-cell office:value-type="float" office:value="1.63845536430928">
                <text:p>1.63845536430928</text:p>
              </table:table-cell>
              <table:table-cell office:value-type="float" office:value="1.6001797393779">
                <text:p>1.6001797393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990978540443">
                <text:p>1.4990978540443</text:p>
              </table:table-cell>
              <table:table-cell office:value-type="float" office:value="1.5146424872962">
                <text:p>1.5146424872962</text:p>
              </table:table-cell>
              <table:table-cell office:value-type="float" office:value="1.53348715107143">
                <text:p>1.53348715107143</text:p>
              </table:table-cell>
              <table:table-cell office:value-type="float" office:value="1.36882059469168">
                <text:p>1.36882059469168</text:p>
              </table:table-cell>
              <table:table-cell office:value-type="float" office:value="1.51635340461452">
                <text:p>1.51635340461452</text:p>
              </table:table-cell>
              <table:table-cell office:value-type="float" office:value="1.48126102910283">
                <text:p>1.48126102910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603221865028">
                <text:p>1.51603221865028</text:p>
              </table:table-cell>
              <table:table-cell office:value-type="float" office:value="1.4339906574286">
                <text:p>1.4339906574286</text:p>
              </table:table-cell>
              <table:table-cell office:value-type="float" office:value="1.4318012190571">
                <text:p>1.4318012190571</text:p>
              </table:table-cell>
              <table:table-cell office:value-type="float" office:value="1.32871176015172">
                <text:p>1.32871176015172</text:p>
              </table:table-cell>
              <table:table-cell office:value-type="float" office:value="1.45736270128771">
                <text:p>1.45736270128771</text:p>
              </table:table-cell>
              <table:table-cell office:value-type="float" office:value="1.41280191018459">
                <text:p>1.41280191018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6421235778604">
                <text:p>1.56421235778604</text:p>
              </table:table-cell>
              <table:table-cell office:value-type="float" office:value="1.54384197571893">
                <text:p>1.54384197571893</text:p>
              </table:table-cell>
              <table:table-cell office:value-type="float" office:value="1.51183638209842">
                <text:p>1.51183638209842</text:p>
              </table:table-cell>
              <table:table-cell office:value-type="float" office:value="1.43618363239505">
                <text:p>1.43618363239505</text:p>
              </table:table-cell>
              <table:table-cell office:value-type="float" office:value="1.53325073344846">
                <text:p>1.53325073344846</text:p>
              </table:table-cell>
              <table:table-cell office:value-type="float" office:value="1.47323322804205">
                <text:p>1.47323322804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3775964147234">
                <text:p>1.63775964147234</text:p>
              </table:table-cell>
              <table:table-cell office:value-type="float" office:value="1.61424984622831">
                <text:p>1.61424984622831</text:p>
              </table:table-cell>
              <table:table-cell office:value-type="float" office:value="1.55723542116631">
                <text:p>1.55723542116631</text:p>
              </table:table-cell>
              <table:table-cell office:value-type="float" office:value="1.42816197256832">
                <text:p>1.42816197256832</text:p>
              </table:table-cell>
              <table:table-cell office:value-type="float" office:value="1.5729836835539">
                <text:p>1.5729836835539</text:p>
              </table:table-cell>
              <table:table-cell office:value-type="float" office:value="1.50601634566437">
                <text:p>1.50601634566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6946927868273">
                <text:p>1.56946927868273</text:p>
              </table:table-cell>
              <table:table-cell office:value-type="float" office:value="1.5373618592645">
                <text:p>1.5373618592645</text:p>
              </table:table-cell>
              <table:table-cell office:value-type="float" office:value="1.47375530559592">
                <text:p>1.47375530559592</text:p>
              </table:table-cell>
              <table:table-cell office:value-type="float" office:value="1.37863030174396">
                <text:p>1.37863030174396</text:p>
              </table:table-cell>
              <table:table-cell office:value-type="float" office:value="1.46648289954715">
                <text:p>1.46648289954715</text:p>
              </table:table-cell>
              <table:table-cell office:value-type="float" office:value="1.44544443219515">
                <text:p>1.44544443219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5071210811303">
                <text:p>1.55071210811303</text:p>
              </table:table-cell>
              <table:table-cell office:value-type="float" office:value="1.46303626404382">
                <text:p>1.46303626404382</text:p>
              </table:table-cell>
              <table:table-cell office:value-type="float" office:value="1.42672376226694">
                <text:p>1.42672376226694</text:p>
              </table:table-cell>
              <table:table-cell office:value-type="float" office:value="1.35428453527642">
                <text:p>1.35428453527642</text:p>
              </table:table-cell>
              <table:table-cell office:value-type="float" office:value="1.47621104225465">
                <text:p>1.47621104225465</text:p>
              </table:table-cell>
              <table:table-cell office:value-type="float" office:value="1.42789519115641">
                <text:p>1.42789519115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7518335812909">
                <text:p>1.57518335812909</text:p>
              </table:table-cell>
              <table:table-cell office:value-type="float" office:value="1.56416961699389">
                <text:p>1.56416961699389</text:p>
              </table:table-cell>
              <table:table-cell office:value-type="float" office:value="1.48967671207848">
                <text:p>1.48967671207848</text:p>
              </table:table-cell>
              <table:table-cell office:value-type="float" office:value="1.42775637744794">
                <text:p>1.42775637744794</text:p>
              </table:table-cell>
              <table:table-cell office:value-type="float" office:value="1.52454311152765">
                <text:p>1.52454311152765</text:p>
              </table:table-cell>
              <table:table-cell office:value-type="float" office:value="1.45298499502205">
                <text:p>1.45298499502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876469727277">
                <text:p>1.55876469727277</text:p>
              </table:table-cell>
              <table:table-cell office:value-type="float" office:value="1.48024825423765">
                <text:p>1.48024825423765</text:p>
              </table:table-cell>
              <table:table-cell office:value-type="float" office:value="1.4433367817173">
                <text:p>1.4433367817173</text:p>
              </table:table-cell>
              <table:table-cell office:value-type="float" office:value="1.34832205735373">
                <text:p>1.34832205735373</text:p>
              </table:table-cell>
              <table:table-cell office:value-type="float" office:value="1.4697665322957">
                <text:p>1.4697665322957</text:p>
              </table:table-cell>
              <table:table-cell office:value-type="float" office:value="1.39133300908824">
                <text:p>1.391333009088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